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91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4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et_a_rho_vs_t_CSV" table:style-name="ta1">
        <table:shapes>
          <draw:frame draw:z-index="0" draw:style-name="gr1" draw:text-style-name="P1" svg:width="6.2988in" svg:height="3.5386in" svg:x="3.4476in" svg:y="0.4996in">
            <draw:object draw:notify-on-update-of-ranges="jet_a_rho_vs_t_CSV.A1:jet_a_rho_vs_t_CSV.A120 jet_a_rho_vs_t_CSV.B1:jet_a_rho_vs_t_CSV.B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38.15" calcext:value-type="float">
            <text:p>238.15</text:p>
          </table:table-cell>
          <table:table-cell office:value-type="float" office:value="844.199" calcext:value-type="float">
            <text:p>844.199</text:p>
          </table:table-cell>
        </table:table-row>
        <table:table-row table:style-name="ro1">
          <table:table-cell office:value-type="float" office:value="239.15" calcext:value-type="float">
            <text:p>239.15</text:p>
          </table:table-cell>
          <table:table-cell office:value-type="float" office:value="843.476" calcext:value-type="float">
            <text:p>843.476</text:p>
          </table:table-cell>
        </table:table-row>
        <table:table-row table:style-name="ro1">
          <table:table-cell office:value-type="float" office:value="240.15" calcext:value-type="float">
            <text:p>240.15</text:p>
          </table:table-cell>
          <table:table-cell office:value-type="float" office:value="842.753" calcext:value-type="float">
            <text:p>842.753</text:p>
          </table:table-cell>
        </table:table-row>
        <table:table-row table:style-name="ro1">
          <table:table-cell office:value-type="float" office:value="241.15" calcext:value-type="float">
            <text:p>241.15</text:p>
          </table:table-cell>
          <table:table-cell office:value-type="float" office:value="842.03" calcext:value-type="float">
            <text:p>842.03</text:p>
          </table:table-cell>
        </table:table-row>
        <table:table-row table:style-name="ro1">
          <table:table-cell office:value-type="float" office:value="242.15" calcext:value-type="float">
            <text:p>242.15</text:p>
          </table:table-cell>
          <table:table-cell office:value-type="float" office:value="841.307" calcext:value-type="float">
            <text:p>841.307</text:p>
          </table:table-cell>
        </table:table-row>
        <table:table-row table:style-name="ro1">
          <table:table-cell office:value-type="float" office:value="243.15" calcext:value-type="float">
            <text:p>243.15</text:p>
          </table:table-cell>
          <table:table-cell office:value-type="float" office:value="840.583" calcext:value-type="float">
            <text:p>840.583</text:p>
          </table:table-cell>
        </table:table-row>
        <table:table-row table:style-name="ro1">
          <table:table-cell office:value-type="float" office:value="244.15" calcext:value-type="float">
            <text:p>244.15</text:p>
          </table:table-cell>
          <table:table-cell office:value-type="float" office:value="839.86" calcext:value-type="float">
            <text:p>839.86</text:p>
          </table:table-cell>
        </table:table-row>
        <table:table-row table:style-name="ro1">
          <table:table-cell office:value-type="float" office:value="245.15" calcext:value-type="float">
            <text:p>245.15</text:p>
          </table:table-cell>
          <table:table-cell office:value-type="float" office:value="839.137" calcext:value-type="float">
            <text:p>839.137</text:p>
          </table:table-cell>
        </table:table-row>
        <table:table-row table:style-name="ro1">
          <table:table-cell office:value-type="float" office:value="246.15" calcext:value-type="float">
            <text:p>246.15</text:p>
          </table:table-cell>
          <table:table-cell office:value-type="float" office:value="838.414" calcext:value-type="float">
            <text:p>838.414</text:p>
          </table:table-cell>
        </table:table-row>
        <table:table-row table:style-name="ro1">
          <table:table-cell office:value-type="float" office:value="247.15" calcext:value-type="float">
            <text:p>247.15</text:p>
          </table:table-cell>
          <table:table-cell office:value-type="float" office:value="837.691" calcext:value-type="float">
            <text:p>837.691</text:p>
          </table:table-cell>
        </table:table-row>
        <table:table-row table:style-name="ro1">
          <table:table-cell office:value-type="float" office:value="248.15" calcext:value-type="float">
            <text:p>248.15</text:p>
          </table:table-cell>
          <table:table-cell office:value-type="float" office:value="836.967" calcext:value-type="float">
            <text:p>836.967</text:p>
          </table:table-cell>
        </table:table-row>
        <table:table-row table:style-name="ro1">
          <table:table-cell office:value-type="float" office:value="249.15" calcext:value-type="float">
            <text:p>249.15</text:p>
          </table:table-cell>
          <table:table-cell office:value-type="float" office:value="836.244" calcext:value-type="float">
            <text:p>836.244</text:p>
          </table:table-cell>
        </table:table-row>
        <table:table-row table:style-name="ro1">
          <table:table-cell office:value-type="float" office:value="250.15" calcext:value-type="float">
            <text:p>250.15</text:p>
          </table:table-cell>
          <table:table-cell office:value-type="float" office:value="835.521" calcext:value-type="float">
            <text:p>835.521</text:p>
          </table:table-cell>
        </table:table-row>
        <table:table-row table:style-name="ro1">
          <table:table-cell office:value-type="float" office:value="251.15" calcext:value-type="float">
            <text:p>251.15</text:p>
          </table:table-cell>
          <table:table-cell office:value-type="float" office:value="834.798" calcext:value-type="float">
            <text:p>834.798</text:p>
          </table:table-cell>
        </table:table-row>
        <table:table-row table:style-name="ro1">
          <table:table-cell office:value-type="float" office:value="252.15" calcext:value-type="float">
            <text:p>252.15</text:p>
          </table:table-cell>
          <table:table-cell office:value-type="float" office:value="834.075" calcext:value-type="float">
            <text:p>834.075</text:p>
          </table:table-cell>
        </table:table-row>
        <table:table-row table:style-name="ro1">
          <table:table-cell office:value-type="float" office:value="253.15" calcext:value-type="float">
            <text:p>253.15</text:p>
          </table:table-cell>
          <table:table-cell office:value-type="float" office:value="833.351" calcext:value-type="float">
            <text:p>833.351</text:p>
          </table:table-cell>
        </table:table-row>
        <table:table-row table:style-name="ro1">
          <table:table-cell office:value-type="float" office:value="254.15" calcext:value-type="float">
            <text:p>254.15</text:p>
          </table:table-cell>
          <table:table-cell office:value-type="float" office:value="832.628" calcext:value-type="float">
            <text:p>832.628</text:p>
          </table:table-cell>
        </table:table-row>
        <table:table-row table:style-name="ro1">
          <table:table-cell office:value-type="float" office:value="255.15" calcext:value-type="float">
            <text:p>255.15</text:p>
          </table:table-cell>
          <table:table-cell office:value-type="float" office:value="831.905" calcext:value-type="float">
            <text:p>831.905</text:p>
          </table:table-cell>
        </table:table-row>
        <table:table-row table:style-name="ro1">
          <table:table-cell office:value-type="float" office:value="256.15" calcext:value-type="float">
            <text:p>256.15</text:p>
          </table:table-cell>
          <table:table-cell office:value-type="float" office:value="831.182" calcext:value-type="float">
            <text:p>831.182</text:p>
          </table:table-cell>
        </table:table-row>
        <table:table-row table:style-name="ro1">
          <table:table-cell office:value-type="float" office:value="257.15" calcext:value-type="float">
            <text:p>257.15</text:p>
          </table:table-cell>
          <table:table-cell office:value-type="float" office:value="830.459" calcext:value-type="float">
            <text:p>830.459</text:p>
          </table:table-cell>
        </table:table-row>
        <table:table-row table:style-name="ro1">
          <table:table-cell office:value-type="float" office:value="258.15" calcext:value-type="float">
            <text:p>258.15</text:p>
          </table:table-cell>
          <table:table-cell office:value-type="float" office:value="829.735" calcext:value-type="float">
            <text:p>829.735</text:p>
          </table:table-cell>
        </table:table-row>
        <table:table-row table:style-name="ro1">
          <table:table-cell office:value-type="float" office:value="259.15" calcext:value-type="float">
            <text:p>259.15</text:p>
          </table:table-cell>
          <table:table-cell office:value-type="float" office:value="829.012" calcext:value-type="float">
            <text:p>829.012</text:p>
          </table:table-cell>
        </table:table-row>
        <table:table-row table:style-name="ro1">
          <table:table-cell office:value-type="float" office:value="260.15" calcext:value-type="float">
            <text:p>260.15</text:p>
          </table:table-cell>
          <table:table-cell office:value-type="float" office:value="828.289" calcext:value-type="float">
            <text:p>828.289</text:p>
          </table:table-cell>
        </table:table-row>
        <table:table-row table:style-name="ro1">
          <table:table-cell office:value-type="float" office:value="261.15" calcext:value-type="float">
            <text:p>261.15</text:p>
          </table:table-cell>
          <table:table-cell office:value-type="float" office:value="827.566" calcext:value-type="float">
            <text:p>827.566</text:p>
          </table:table-cell>
        </table:table-row>
        <table:table-row table:style-name="ro1">
          <table:table-cell office:value-type="float" office:value="262.15" calcext:value-type="float">
            <text:p>262.15</text:p>
          </table:table-cell>
          <table:table-cell office:value-type="float" office:value="826.843" calcext:value-type="float">
            <text:p>826.843</text:p>
          </table:table-cell>
        </table:table-row>
        <table:table-row table:style-name="ro1">
          <table:table-cell office:value-type="float" office:value="263.15" calcext:value-type="float">
            <text:p>263.15</text:p>
          </table:table-cell>
          <table:table-cell office:value-type="float" office:value="826.12" calcext:value-type="float">
            <text:p>826.12</text:p>
          </table:table-cell>
        </table:table-row>
        <table:table-row table:style-name="ro1">
          <table:table-cell office:value-type="float" office:value="264.15" calcext:value-type="float">
            <text:p>264.15</text:p>
          </table:table-cell>
          <table:table-cell office:value-type="float" office:value="825.406" calcext:value-type="float">
            <text:p>825.406</text:p>
          </table:table-cell>
        </table:table-row>
        <table:table-row table:style-name="ro1">
          <table:table-cell office:value-type="float" office:value="265.15" calcext:value-type="float">
            <text:p>265.15</text:p>
          </table:table-cell>
          <table:table-cell office:value-type="float" office:value="824.692" calcext:value-type="float">
            <text:p>824.692</text:p>
          </table:table-cell>
        </table:table-row>
        <table:table-row table:style-name="ro1">
          <table:table-cell office:value-type="float" office:value="266.15" calcext:value-type="float">
            <text:p>266.15</text:p>
          </table:table-cell>
          <table:table-cell office:value-type="float" office:value="823.978" calcext:value-type="float">
            <text:p>823.978</text:p>
          </table:table-cell>
        </table:table-row>
        <table:table-row table:style-name="ro1">
          <table:table-cell office:value-type="float" office:value="267.15" calcext:value-type="float">
            <text:p>267.15</text:p>
          </table:table-cell>
          <table:table-cell office:value-type="float" office:value="823.264" calcext:value-type="float">
            <text:p>823.264</text:p>
          </table:table-cell>
        </table:table-row>
        <table:table-row table:style-name="ro1">
          <table:table-cell office:value-type="float" office:value="268.15" calcext:value-type="float">
            <text:p>268.15</text:p>
          </table:table-cell>
          <table:table-cell office:value-type="float" office:value="822.55" calcext:value-type="float">
            <text:p>822.55</text:p>
          </table:table-cell>
        </table:table-row>
        <table:table-row table:style-name="ro1">
          <table:table-cell office:value-type="float" office:value="269.15" calcext:value-type="float">
            <text:p>269.15</text:p>
          </table:table-cell>
          <table:table-cell office:value-type="float" office:value="821.836" calcext:value-type="float">
            <text:p>821.836</text:p>
          </table:table-cell>
        </table:table-row>
        <table:table-row table:style-name="ro1">
          <table:table-cell office:value-type="float" office:value="270.15" calcext:value-type="float">
            <text:p>270.15</text:p>
          </table:table-cell>
          <table:table-cell office:value-type="float" office:value="821.122" calcext:value-type="float">
            <text:p>821.122</text:p>
          </table:table-cell>
        </table:table-row>
        <table:table-row table:style-name="ro1">
          <table:table-cell office:value-type="float" office:value="271.15" calcext:value-type="float">
            <text:p>271.15</text:p>
          </table:table-cell>
          <table:table-cell office:value-type="float" office:value="820.408" calcext:value-type="float">
            <text:p>820.408</text:p>
          </table:table-cell>
        </table:table-row>
        <table:table-row table:style-name="ro1">
          <table:table-cell office:value-type="float" office:value="272.15" calcext:value-type="float">
            <text:p>272.15</text:p>
          </table:table-cell>
          <table:table-cell office:value-type="float" office:value="819.694" calcext:value-type="float">
            <text:p>819.694</text:p>
          </table:table-cell>
        </table:table-row>
        <table:table-row table:style-name="ro1">
          <table:table-cell office:value-type="float" office:value="273.15" calcext:value-type="float">
            <text:p>273.15</text:p>
          </table:table-cell>
          <table:table-cell office:value-type="float" office:value="818.98" calcext:value-type="float">
            <text:p>818.98</text:p>
          </table:table-cell>
        </table:table-row>
        <table:table-row table:style-name="ro1">
          <table:table-cell office:value-type="float" office:value="274.15" calcext:value-type="float">
            <text:p>274.15</text:p>
          </table:table-cell>
          <table:table-cell office:value-type="float" office:value="818.266" calcext:value-type="float">
            <text:p>818.266</text:p>
          </table:table-cell>
        </table:table-row>
        <table:table-row table:style-name="ro1">
          <table:table-cell office:value-type="float" office:value="275.15" calcext:value-type="float">
            <text:p>275.15</text:p>
          </table:table-cell>
          <table:table-cell office:value-type="float" office:value="817.552" calcext:value-type="float">
            <text:p>817.552</text:p>
          </table:table-cell>
        </table:table-row>
        <table:table-row table:style-name="ro1">
          <table:table-cell office:value-type="float" office:value="276.15" calcext:value-type="float">
            <text:p>276.15</text:p>
          </table:table-cell>
          <table:table-cell office:value-type="float" office:value="816.838" calcext:value-type="float">
            <text:p>816.838</text:p>
          </table:table-cell>
        </table:table-row>
        <table:table-row table:style-name="ro1">
          <table:table-cell office:value-type="float" office:value="277.15" calcext:value-type="float">
            <text:p>277.15</text:p>
          </table:table-cell>
          <table:table-cell office:value-type="float" office:value="816.124" calcext:value-type="float">
            <text:p>816.124</text:p>
          </table:table-cell>
        </table:table-row>
        <table:table-row table:style-name="ro1">
          <table:table-cell office:value-type="float" office:value="278.15" calcext:value-type="float">
            <text:p>278.15</text:p>
          </table:table-cell>
          <table:table-cell office:value-type="float" office:value="815.41" calcext:value-type="float">
            <text:p>815.41</text:p>
          </table:table-cell>
        </table:table-row>
        <table:table-row table:style-name="ro1">
          <table:table-cell office:value-type="float" office:value="279.15" calcext:value-type="float">
            <text:p>279.15</text:p>
          </table:table-cell>
          <table:table-cell office:value-type="float" office:value="814.696" calcext:value-type="float">
            <text:p>814.696</text:p>
          </table:table-cell>
        </table:table-row>
        <table:table-row table:style-name="ro1">
          <table:table-cell office:value-type="float" office:value="280.15" calcext:value-type="float">
            <text:p>280.15</text:p>
          </table:table-cell>
          <table:table-cell office:value-type="float" office:value="813.982" calcext:value-type="float">
            <text:p>813.982</text:p>
          </table:table-cell>
        </table:table-row>
        <table:table-row table:style-name="ro1">
          <table:table-cell office:value-type="float" office:value="281.15" calcext:value-type="float">
            <text:p>281.15</text:p>
          </table:table-cell>
          <table:table-cell office:value-type="float" office:value="813.268" calcext:value-type="float">
            <text:p>813.268</text:p>
          </table:table-cell>
        </table:table-row>
        <table:table-row table:style-name="ro1">
          <table:table-cell office:value-type="float" office:value="282.15" calcext:value-type="float">
            <text:p>282.15</text:p>
          </table:table-cell>
          <table:table-cell office:value-type="float" office:value="812.554" calcext:value-type="float">
            <text:p>812.554</text:p>
          </table:table-cell>
        </table:table-row>
        <table:table-row table:style-name="ro1">
          <table:table-cell office:value-type="float" office:value="283.15" calcext:value-type="float">
            <text:p>283.15</text:p>
          </table:table-cell>
          <table:table-cell office:value-type="float" office:value="811.84" calcext:value-type="float">
            <text:p>811.84</text:p>
          </table:table-cell>
        </table:table-row>
        <table:table-row table:style-name="ro1">
          <table:table-cell office:value-type="float" office:value="284.15" calcext:value-type="float">
            <text:p>284.15</text:p>
          </table:table-cell>
          <table:table-cell office:value-type="float" office:value="811.126" calcext:value-type="float">
            <text:p>811.126</text:p>
          </table:table-cell>
        </table:table-row>
        <table:table-row table:style-name="ro1">
          <table:table-cell office:value-type="float" office:value="285.15" calcext:value-type="float">
            <text:p>285.15</text:p>
          </table:table-cell>
          <table:table-cell office:value-type="float" office:value="810.412" calcext:value-type="float">
            <text:p>810.412</text:p>
          </table:table-cell>
        </table:table-row>
        <table:table-row table:style-name="ro1">
          <table:table-cell office:value-type="float" office:value="286.15" calcext:value-type="float">
            <text:p>286.15</text:p>
          </table:table-cell>
          <table:table-cell office:value-type="float" office:value="809.698" calcext:value-type="float">
            <text:p>809.698</text:p>
          </table:table-cell>
        </table:table-row>
        <table:table-row table:style-name="ro1">
          <table:table-cell office:value-type="float" office:value="287.15" calcext:value-type="float">
            <text:p>287.15</text:p>
          </table:table-cell>
          <table:table-cell office:value-type="float" office:value="808.984" calcext:value-type="float">
            <text:p>808.984</text:p>
          </table:table-cell>
        </table:table-row>
        <table:table-row table:style-name="ro1">
          <table:table-cell office:value-type="float" office:value="288.15" calcext:value-type="float">
            <text:p>288.15</text:p>
          </table:table-cell>
          <table:table-cell office:value-type="float" office:value="808.27" calcext:value-type="float">
            <text:p>808.27</text:p>
          </table:table-cell>
        </table:table-row>
        <table:table-row table:style-name="ro1">
          <table:table-cell office:value-type="float" office:value="289.15" calcext:value-type="float">
            <text:p>289.15</text:p>
          </table:table-cell>
          <table:table-cell office:value-type="float" office:value="807.556" calcext:value-type="float">
            <text:p>807.556</text:p>
          </table:table-cell>
        </table:table-row>
        <table:table-row table:style-name="ro1">
          <table:table-cell office:value-type="float" office:value="290.15" calcext:value-type="float">
            <text:p>290.15</text:p>
          </table:table-cell>
          <table:table-cell office:value-type="float" office:value="806.842" calcext:value-type="float">
            <text:p>806.842</text:p>
          </table:table-cell>
        </table:table-row>
        <table:table-row table:style-name="ro1">
          <table:table-cell office:value-type="float" office:value="291.15" calcext:value-type="float">
            <text:p>291.15</text:p>
          </table:table-cell>
          <table:table-cell office:value-type="float" office:value="806.128" calcext:value-type="float">
            <text:p>806.128</text:p>
          </table:table-cell>
        </table:table-row>
        <table:table-row table:style-name="ro1">
          <table:table-cell office:value-type="float" office:value="292.15" calcext:value-type="float">
            <text:p>292.15</text:p>
          </table:table-cell>
          <table:table-cell office:value-type="float" office:value="805.414" calcext:value-type="float">
            <text:p>805.414</text:p>
          </table:table-cell>
        </table:table-row>
        <table:table-row table:style-name="ro1">
          <table:table-cell office:value-type="float" office:value="293.15" calcext:value-type="float">
            <text:p>293.15</text:p>
          </table:table-cell>
          <table:table-cell office:value-type="float" office:value="804.687" calcext:value-type="float">
            <text:p>804.687</text:p>
          </table:table-cell>
        </table:table-row>
        <table:table-row table:style-name="ro1">
          <table:table-cell office:value-type="float" office:value="294.15" calcext:value-type="float">
            <text:p>294.15</text:p>
          </table:table-cell>
          <table:table-cell office:value-type="float" office:value="803.93" calcext:value-type="float">
            <text:p>803.93</text:p>
          </table:table-cell>
        </table:table-row>
        <table:table-row table:style-name="ro1">
          <table:table-cell office:value-type="float" office:value="295.15" calcext:value-type="float">
            <text:p>295.15</text:p>
          </table:table-cell>
          <table:table-cell office:value-type="float" office:value="803.174" calcext:value-type="float">
            <text:p>803.174</text:p>
          </table:table-cell>
        </table:table-row>
        <table:table-row table:style-name="ro1">
          <table:table-cell office:value-type="float" office:value="296.15" calcext:value-type="float">
            <text:p>296.15</text:p>
          </table:table-cell>
          <table:table-cell office:value-type="float" office:value="802.417" calcext:value-type="float">
            <text:p>802.417</text:p>
          </table:table-cell>
        </table:table-row>
        <table:table-row table:style-name="ro1">
          <table:table-cell office:value-type="float" office:value="297.15" calcext:value-type="float">
            <text:p>297.15</text:p>
          </table:table-cell>
          <table:table-cell office:value-type="float" office:value="801.661" calcext:value-type="float">
            <text:p>801.661</text:p>
          </table:table-cell>
        </table:table-row>
        <table:table-row table:style-name="ro1">
          <table:table-cell office:value-type="float" office:value="298.15" calcext:value-type="float">
            <text:p>298.15</text:p>
          </table:table-cell>
          <table:table-cell office:value-type="float" office:value="800.904" calcext:value-type="float">
            <text:p>800.904</text:p>
          </table:table-cell>
        </table:table-row>
        <table:table-row table:style-name="ro1">
          <table:table-cell office:value-type="float" office:value="299.15" calcext:value-type="float">
            <text:p>299.15</text:p>
          </table:table-cell>
          <table:table-cell office:value-type="float" office:value="800.147" calcext:value-type="float">
            <text:p>800.147</text:p>
          </table:table-cell>
        </table:table-row>
        <table:table-row table:style-name="ro1">
          <table:table-cell office:value-type="float" office:value="300.15" calcext:value-type="float">
            <text:p>300.15</text:p>
          </table:table-cell>
          <table:table-cell office:value-type="float" office:value="799.391" calcext:value-type="float">
            <text:p>799.391</text:p>
          </table:table-cell>
        </table:table-row>
        <table:table-row table:style-name="ro1">
          <table:table-cell office:value-type="float" office:value="301.15" calcext:value-type="float">
            <text:p>301.15</text:p>
          </table:table-cell>
          <table:table-cell office:value-type="float" office:value="798.634" calcext:value-type="float">
            <text:p>798.634</text:p>
          </table:table-cell>
        </table:table-row>
        <table:table-row table:style-name="ro1">
          <table:table-cell office:value-type="float" office:value="302.15" calcext:value-type="float">
            <text:p>302.15</text:p>
          </table:table-cell>
          <table:table-cell office:value-type="float" office:value="797.878" calcext:value-type="float">
            <text:p>797.878</text:p>
          </table:table-cell>
        </table:table-row>
        <table:table-row table:style-name="ro1">
          <table:table-cell office:value-type="float" office:value="303.15" calcext:value-type="float">
            <text:p>303.15</text:p>
          </table:table-cell>
          <table:table-cell office:value-type="float" office:value="797.121" calcext:value-type="float">
            <text:p>797.121</text:p>
          </table:table-cell>
        </table:table-row>
        <table:table-row table:style-name="ro1">
          <table:table-cell office:value-type="float" office:value="304.15" calcext:value-type="float">
            <text:p>304.15</text:p>
          </table:table-cell>
          <table:table-cell office:value-type="float" office:value="796.365" calcext:value-type="float">
            <text:p>796.365</text:p>
          </table:table-cell>
        </table:table-row>
        <table:table-row table:style-name="ro1">
          <table:table-cell office:value-type="float" office:value="305.15" calcext:value-type="float">
            <text:p>305.15</text:p>
          </table:table-cell>
          <table:table-cell office:value-type="float" office:value="795.608" calcext:value-type="float">
            <text:p>795.608</text:p>
          </table:table-cell>
        </table:table-row>
        <table:table-row table:style-name="ro1">
          <table:table-cell office:value-type="float" office:value="306.15" calcext:value-type="float">
            <text:p>306.15</text:p>
          </table:table-cell>
          <table:table-cell office:value-type="float" office:value="794.852" calcext:value-type="float">
            <text:p>794.852</text:p>
          </table:table-cell>
        </table:table-row>
        <table:table-row table:style-name="ro1">
          <table:table-cell office:value-type="float" office:value="307.15" calcext:value-type="float">
            <text:p>307.15</text:p>
          </table:table-cell>
          <table:table-cell office:value-type="float" office:value="794.095" calcext:value-type="float">
            <text:p>794.095</text:p>
          </table:table-cell>
        </table:table-row>
        <table:table-row table:style-name="ro1">
          <table:table-cell office:value-type="float" office:value="308.15" calcext:value-type="float">
            <text:p>308.15</text:p>
          </table:table-cell>
          <table:table-cell office:value-type="float" office:value="793.339" calcext:value-type="float">
            <text:p>793.339</text:p>
          </table:table-cell>
        </table:table-row>
        <table:table-row table:style-name="ro1">
          <table:table-cell office:value-type="float" office:value="309.15" calcext:value-type="float">
            <text:p>309.15</text:p>
          </table:table-cell>
          <table:table-cell office:value-type="float" office:value="792.582" calcext:value-type="float">
            <text:p>792.582</text:p>
          </table:table-cell>
        </table:table-row>
        <table:table-row table:style-name="ro1">
          <table:table-cell office:value-type="float" office:value="310.15" calcext:value-type="float">
            <text:p>310.15</text:p>
          </table:table-cell>
          <table:table-cell office:value-type="float" office:value="791.825" calcext:value-type="float">
            <text:p>791.825</text:p>
          </table:table-cell>
        </table:table-row>
        <table:table-row table:style-name="ro1">
          <table:table-cell office:value-type="float" office:value="311.15" calcext:value-type="float">
            <text:p>311.15</text:p>
          </table:table-cell>
          <table:table-cell office:value-type="float" office:value="791.069" calcext:value-type="float">
            <text:p>791.069</text:p>
          </table:table-cell>
        </table:table-row>
        <table:table-row table:style-name="ro1">
          <table:table-cell office:value-type="float" office:value="312.15" calcext:value-type="float">
            <text:p>312.15</text:p>
          </table:table-cell>
          <table:table-cell office:value-type="float" office:value="790.312" calcext:value-type="float">
            <text:p>790.312</text:p>
          </table:table-cell>
        </table:table-row>
        <table:table-row table:style-name="ro1">
          <table:table-cell office:value-type="float" office:value="313.15" calcext:value-type="float">
            <text:p>313.15</text:p>
          </table:table-cell>
          <table:table-cell office:value-type="float" office:value="789.556" calcext:value-type="float">
            <text:p>789.556</text:p>
          </table:table-cell>
        </table:table-row>
        <table:table-row table:style-name="ro1">
          <table:table-cell office:value-type="float" office:value="314.15" calcext:value-type="float">
            <text:p>314.15</text:p>
          </table:table-cell>
          <table:table-cell office:value-type="float" office:value="788.799" calcext:value-type="float">
            <text:p>788.799</text:p>
          </table:table-cell>
        </table:table-row>
        <table:table-row table:style-name="ro1">
          <table:table-cell office:value-type="float" office:value="315.15" calcext:value-type="float">
            <text:p>315.15</text:p>
          </table:table-cell>
          <table:table-cell office:value-type="float" office:value="788.043" calcext:value-type="float">
            <text:p>788.043</text:p>
          </table:table-cell>
        </table:table-row>
        <table:table-row table:style-name="ro1">
          <table:table-cell office:value-type="float" office:value="316.15" calcext:value-type="float">
            <text:p>316.15</text:p>
          </table:table-cell>
          <table:table-cell office:value-type="float" office:value="787.286" calcext:value-type="float">
            <text:p>787.286</text:p>
          </table:table-cell>
        </table:table-row>
        <table:table-row table:style-name="ro1">
          <table:table-cell office:value-type="float" office:value="317.15" calcext:value-type="float">
            <text:p>317.15</text:p>
          </table:table-cell>
          <table:table-cell office:value-type="float" office:value="786.53" calcext:value-type="float">
            <text:p>786.53</text:p>
          </table:table-cell>
        </table:table-row>
        <table:table-row table:style-name="ro1">
          <table:table-cell office:value-type="float" office:value="318.15" calcext:value-type="float">
            <text:p>318.15</text:p>
          </table:table-cell>
          <table:table-cell office:value-type="float" office:value="785.773" calcext:value-type="float">
            <text:p>785.773</text:p>
          </table:table-cell>
        </table:table-row>
        <table:table-row table:style-name="ro1">
          <table:table-cell office:value-type="float" office:value="319.15" calcext:value-type="float">
            <text:p>319.15</text:p>
          </table:table-cell>
          <table:table-cell office:value-type="float" office:value="785.017" calcext:value-type="float">
            <text:p>785.017</text:p>
          </table:table-cell>
        </table:table-row>
        <table:table-row table:style-name="ro1">
          <table:table-cell office:value-type="float" office:value="320.15" calcext:value-type="float">
            <text:p>320.15</text:p>
          </table:table-cell>
          <table:table-cell office:value-type="float" office:value="784.26" calcext:value-type="float">
            <text:p>784.26</text:p>
          </table:table-cell>
        </table:table-row>
        <table:table-row table:style-name="ro1">
          <table:table-cell office:value-type="float" office:value="321.15" calcext:value-type="float">
            <text:p>321.15</text:p>
          </table:table-cell>
          <table:table-cell office:value-type="float" office:value="783.504" calcext:value-type="float">
            <text:p>783.504</text:p>
          </table:table-cell>
        </table:table-row>
        <table:table-row table:style-name="ro1">
          <table:table-cell office:value-type="float" office:value="322.15" calcext:value-type="float">
            <text:p>322.15</text:p>
          </table:table-cell>
          <table:table-cell office:value-type="float" office:value="782.747" calcext:value-type="float">
            <text:p>782.747</text:p>
          </table:table-cell>
        </table:table-row>
        <table:table-row table:style-name="ro1">
          <table:table-cell office:value-type="float" office:value="323.15" calcext:value-type="float">
            <text:p>323.15</text:p>
          </table:table-cell>
          <table:table-cell office:value-type="float" office:value="781.99" calcext:value-type="float">
            <text:p>781.99</text:p>
          </table:table-cell>
        </table:table-row>
        <table:table-row table:style-name="ro1">
          <table:table-cell office:value-type="float" office:value="324.15" calcext:value-type="float">
            <text:p>324.15</text:p>
          </table:table-cell>
          <table:table-cell office:value-type="float" office:value="781.3" calcext:value-type="float">
            <text:p>781.3</text:p>
          </table:table-cell>
        </table:table-row>
        <table:table-row table:style-name="ro1">
          <table:table-cell office:value-type="float" office:value="325.15" calcext:value-type="float">
            <text:p>325.15</text:p>
          </table:table-cell>
          <table:table-cell office:value-type="float" office:value="780.614" calcext:value-type="float">
            <text:p>780.614</text:p>
          </table:table-cell>
        </table:table-row>
        <table:table-row table:style-name="ro1">
          <table:table-cell office:value-type="float" office:value="326.15" calcext:value-type="float">
            <text:p>326.15</text:p>
          </table:table-cell>
          <table:table-cell office:value-type="float" office:value="779.928" calcext:value-type="float">
            <text:p>779.928</text:p>
          </table:table-cell>
        </table:table-row>
        <table:table-row table:style-name="ro1">
          <table:table-cell office:value-type="float" office:value="327.15" calcext:value-type="float">
            <text:p>327.15</text:p>
          </table:table-cell>
          <table:table-cell office:value-type="float" office:value="779.242" calcext:value-type="float">
            <text:p>779.242</text:p>
          </table:table-cell>
        </table:table-row>
        <table:table-row table:style-name="ro1">
          <table:table-cell office:value-type="float" office:value="328.15" calcext:value-type="float">
            <text:p>328.15</text:p>
          </table:table-cell>
          <table:table-cell office:value-type="float" office:value="778.556" calcext:value-type="float">
            <text:p>778.556</text:p>
          </table:table-cell>
        </table:table-row>
        <table:table-row table:style-name="ro1">
          <table:table-cell office:value-type="float" office:value="329.15" calcext:value-type="float">
            <text:p>329.15</text:p>
          </table:table-cell>
          <table:table-cell office:value-type="float" office:value="777.87" calcext:value-type="float">
            <text:p>777.87</text:p>
          </table:table-cell>
        </table:table-row>
        <table:table-row table:style-name="ro1">
          <table:table-cell office:value-type="float" office:value="330.15" calcext:value-type="float">
            <text:p>330.15</text:p>
          </table:table-cell>
          <table:table-cell office:value-type="float" office:value="777.184" calcext:value-type="float">
            <text:p>777.184</text:p>
          </table:table-cell>
        </table:table-row>
        <table:table-row table:style-name="ro1">
          <table:table-cell office:value-type="float" office:value="331.15" calcext:value-type="float">
            <text:p>331.15</text:p>
          </table:table-cell>
          <table:table-cell office:value-type="float" office:value="776.498" calcext:value-type="float">
            <text:p>776.498</text:p>
          </table:table-cell>
        </table:table-row>
        <table:table-row table:style-name="ro1">
          <table:table-cell office:value-type="float" office:value="332.15" calcext:value-type="float">
            <text:p>332.15</text:p>
          </table:table-cell>
          <table:table-cell office:value-type="float" office:value="775.812" calcext:value-type="float">
            <text:p>775.812</text:p>
          </table:table-cell>
        </table:table-row>
        <table:table-row table:style-name="ro1">
          <table:table-cell office:value-type="float" office:value="333.15" calcext:value-type="float">
            <text:p>333.15</text:p>
          </table:table-cell>
          <table:table-cell office:value-type="float" office:value="775.126" calcext:value-type="float">
            <text:p>775.126</text:p>
          </table:table-cell>
        </table:table-row>
        <table:table-row table:style-name="ro1">
          <table:table-cell office:value-type="float" office:value="334.15" calcext:value-type="float">
            <text:p>334.15</text:p>
          </table:table-cell>
          <table:table-cell office:value-type="float" office:value="774.44" calcext:value-type="float">
            <text:p>774.44</text:p>
          </table:table-cell>
        </table:table-row>
        <table:table-row table:style-name="ro1">
          <table:table-cell office:value-type="float" office:value="335.15" calcext:value-type="float">
            <text:p>335.15</text:p>
          </table:table-cell>
          <table:table-cell office:value-type="float" office:value="773.754" calcext:value-type="float">
            <text:p>773.754</text:p>
          </table:table-cell>
        </table:table-row>
        <table:table-row table:style-name="ro1">
          <table:table-cell office:value-type="float" office:value="336.15" calcext:value-type="float">
            <text:p>336.15</text:p>
          </table:table-cell>
          <table:table-cell office:value-type="float" office:value="773.068" calcext:value-type="float">
            <text:p>773.068</text:p>
          </table:table-cell>
        </table:table-row>
        <table:table-row table:style-name="ro1">
          <table:table-cell office:value-type="float" office:value="337.15" calcext:value-type="float">
            <text:p>337.15</text:p>
          </table:table-cell>
          <table:table-cell office:value-type="float" office:value="772.382" calcext:value-type="float">
            <text:p>772.382</text:p>
          </table:table-cell>
        </table:table-row>
        <table:table-row table:style-name="ro1">
          <table:table-cell office:value-type="float" office:value="338.15" calcext:value-type="float">
            <text:p>338.15</text:p>
          </table:table-cell>
          <table:table-cell office:value-type="float" office:value="771.696" calcext:value-type="float">
            <text:p>771.696</text:p>
          </table:table-cell>
        </table:table-row>
        <table:table-row table:style-name="ro1">
          <table:table-cell office:value-type="float" office:value="339.15" calcext:value-type="float">
            <text:p>339.15</text:p>
          </table:table-cell>
          <table:table-cell office:value-type="float" office:value="771.01" calcext:value-type="float">
            <text:p>771.01</text:p>
          </table:table-cell>
        </table:table-row>
        <table:table-row table:style-name="ro1">
          <table:table-cell office:value-type="float" office:value="340.15" calcext:value-type="float">
            <text:p>340.15</text:p>
          </table:table-cell>
          <table:table-cell office:value-type="float" office:value="770.324" calcext:value-type="float">
            <text:p>770.324</text:p>
          </table:table-cell>
        </table:table-row>
        <table:table-row table:style-name="ro1">
          <table:table-cell office:value-type="float" office:value="341.15" calcext:value-type="float">
            <text:p>341.15</text:p>
          </table:table-cell>
          <table:table-cell office:value-type="float" office:value="769.638" calcext:value-type="float">
            <text:p>769.638</text:p>
          </table:table-cell>
        </table:table-row>
        <table:table-row table:style-name="ro1">
          <table:table-cell office:value-type="float" office:value="342.15" calcext:value-type="float">
            <text:p>342.15</text:p>
          </table:table-cell>
          <table:table-cell office:value-type="float" office:value="768.952" calcext:value-type="float">
            <text:p>768.952</text:p>
          </table:table-cell>
        </table:table-row>
        <table:table-row table:style-name="ro1">
          <table:table-cell office:value-type="float" office:value="343.15" calcext:value-type="float">
            <text:p>343.15</text:p>
          </table:table-cell>
          <table:table-cell office:value-type="float" office:value="768.266" calcext:value-type="float">
            <text:p>768.266</text:p>
          </table:table-cell>
        </table:table-row>
        <table:table-row table:style-name="ro1">
          <table:table-cell office:value-type="float" office:value="344.15" calcext:value-type="float">
            <text:p>344.15</text:p>
          </table:table-cell>
          <table:table-cell office:value-type="float" office:value="767.58" calcext:value-type="float">
            <text:p>767.58</text:p>
          </table:table-cell>
        </table:table-row>
        <table:table-row table:style-name="ro1">
          <table:table-cell office:value-type="float" office:value="345.15" calcext:value-type="float">
            <text:p>345.15</text:p>
          </table:table-cell>
          <table:table-cell office:value-type="float" office:value="766.894" calcext:value-type="float">
            <text:p>766.894</text:p>
          </table:table-cell>
        </table:table-row>
        <table:table-row table:style-name="ro1">
          <table:table-cell office:value-type="float" office:value="346.15" calcext:value-type="float">
            <text:p>346.15</text:p>
          </table:table-cell>
          <table:table-cell office:value-type="float" office:value="766.208" calcext:value-type="float">
            <text:p>766.208</text:p>
          </table:table-cell>
        </table:table-row>
        <table:table-row table:style-name="ro1">
          <table:table-cell office:value-type="float" office:value="347.15" calcext:value-type="float">
            <text:p>347.15</text:p>
          </table:table-cell>
          <table:table-cell office:value-type="float" office:value="765.522" calcext:value-type="float">
            <text:p>765.522</text:p>
          </table:table-cell>
        </table:table-row>
        <table:table-row table:style-name="ro1">
          <table:table-cell office:value-type="float" office:value="348.15" calcext:value-type="float">
            <text:p>348.15</text:p>
          </table:table-cell>
          <table:table-cell office:value-type="float" office:value="764.836" calcext:value-type="float">
            <text:p>764.836</text:p>
          </table:table-cell>
        </table:table-row>
        <table:table-row table:style-name="ro1">
          <table:table-cell office:value-type="float" office:value="349.15" calcext:value-type="float">
            <text:p>349.15</text:p>
          </table:table-cell>
          <table:table-cell office:value-type="float" office:value="764.15" calcext:value-type="float">
            <text:p>764.15</text:p>
          </table:table-cell>
        </table:table-row>
        <table:table-row table:style-name="ro1">
          <table:table-cell office:value-type="float" office:value="350.15" calcext:value-type="float">
            <text:p>350.15</text:p>
          </table:table-cell>
          <table:table-cell office:value-type="float" office:value="763.464" calcext:value-type="float">
            <text:p>763.464</text:p>
          </table:table-cell>
        </table:table-row>
        <table:table-row table:style-name="ro1">
          <table:table-cell office:value-type="float" office:value="351.15" calcext:value-type="float">
            <text:p>351.15</text:p>
          </table:table-cell>
          <table:table-cell office:value-type="float" office:value="762.778" calcext:value-type="float">
            <text:p>762.778</text:p>
          </table:table-cell>
        </table:table-row>
        <table:table-row table:style-name="ro1">
          <table:table-cell office:value-type="float" office:value="352.15" calcext:value-type="float">
            <text:p>352.15</text:p>
          </table:table-cell>
          <table:table-cell office:value-type="float" office:value="762.092" calcext:value-type="float">
            <text:p>762.092</text:p>
          </table:table-cell>
        </table:table-row>
        <table:table-row table:style-name="ro1">
          <table:table-cell office:value-type="float" office:value="353.15" calcext:value-type="float">
            <text:p>353.15</text:p>
          </table:table-cell>
          <table:table-cell office:value-type="float" office:value="761.406" calcext:value-type="float">
            <text:p>761.406</text:p>
          </table:table-cell>
        </table:table-row>
        <table:table-row table:style-name="ro1">
          <table:table-cell office:value-type="float" office:value="354.15" calcext:value-type="float">
            <text:p>354.15</text:p>
          </table:table-cell>
          <table:table-cell office:value-type="float" office:value="760.721" calcext:value-type="float">
            <text:p>760.721</text:p>
          </table:table-cell>
        </table:table-row>
        <table:table-row table:style-name="ro1">
          <table:table-cell office:value-type="float" office:value="355.15" calcext:value-type="float">
            <text:p>355.15</text:p>
          </table:table-cell>
          <table:table-cell office:value-type="float" office:value="760.035" calcext:value-type="float">
            <text:p>760.035</text:p>
          </table:table-cell>
        </table:table-row>
        <table:table-row table:style-name="ro1">
          <table:table-cell office:value-type="float" office:value="356.15" calcext:value-type="float">
            <text:p>356.15</text:p>
          </table:table-cell>
          <table:table-cell office:value-type="float" office:value="759.349" calcext:value-type="float">
            <text:p>759.349</text:p>
          </table:table-cell>
        </table:table-row>
        <table:table-row table:style-name="ro1">
          <table:table-cell office:value-type="float" office:value="357.15" calcext:value-type="float">
            <text:p>357.15</text:p>
          </table:table-cell>
          <table:table-cell office:value-type="float" office:value="758.663" calcext:value-type="float">
            <text:p>758.663</text:p>
          </table:table-cell>
        </table:table-row>
      </table:table>
      <table:table table:name="jet_a_visc_vs_t" table:style-name="ta1">
        <table:shapes>
          <draw:frame draw:z-index="0" draw:style-name="gr1" draw:text-style-name="P1" svg:width="6.2988in" svg:height="3.5429in" svg:x="4.4839in" svg:y="0.0394in">
            <draw:object draw:notify-on-update-of-ranges="jet_a_visc_vs_t.C2:jet_a_visc_vs_t.C7 jet_a_visc_vs_t.E1:jet_a_visc_vs_t.E1 jet_a_visc_vs_t.E2:jet_a_visc_vs_t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m**2/s</text:p>
          </table:table-cell>
          <table:table-cell office:value-type="string" calcext:value-type="string">
            <text:p>m**2/s</text:p>
          </table:table-cell>
        </table:table-row>
        <table:table-row table:style-name="ro1">
          <table:table-cell office:value-type="float" office:value="-36.808" calcext:value-type="float">
            <text:p>-36.808</text:p>
          </table:table-cell>
          <table:table-cell office:value-type="float" office:value="-40" calcext:value-type="float">
            <text:p>-40</text:p>
          </table:table-cell>
          <table:table-cell table:formula="of:= [.B2]+273.15" office:value-type="float" office:value="233.15" calcext:value-type="float">
            <text:p>233.15</text:p>
          </table:table-cell>
          <table:table-cell office:value-type="float" office:value="9" calcext:value-type="float">
            <text:p>9</text:p>
          </table:table-cell>
          <table:table-cell table:formula="of:=[.D2]/(1000*1000)" office:value-type="float" office:value="0.000009" calcext:value-type="float">
            <text:p>0.000009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formula="of:= [.B3]+273.15" office:value-type="float" office:value="243.15" calcext:value-type="float">
            <text:p>243.15</text:p>
          </table:table-cell>
          <table:table-cell office:value-type="float" office:value="4" calcext:value-type="float">
            <text:p>4</text:p>
          </table:table-cell>
          <table:table-cell table:formula="of:=[.D3]/(1000*1000)"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-10" calcext:value-type="float">
            <text:p>-10</text:p>
          </table:table-cell>
          <table:table-cell table:formula="of:= [.B4]+273.15" office:value-type="float" office:value="263.15" calcext:value-type="float">
            <text:p>263.15</text:p>
          </table:table-cell>
          <table:table-cell office:value-type="float" office:value="3.05" calcext:value-type="float">
            <text:p>3.05</text:p>
          </table:table-cell>
          <table:table-cell table:formula="of:=[.D4]/(1000*1000)" office:value-type="float" office:value="0.00000305" calcext:value-type="float">
            <text:p>0.000003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 [.B5]+273.15" office:value-type="float" office:value="283.15" calcext:value-type="float">
            <text:p>283.15</text:p>
          </table:table-cell>
          <table:table-cell office:value-type="float" office:value="1.5" calcext:value-type="float">
            <text:p>1.5</text:p>
          </table:table-cell>
          <table:table-cell table:formula="of:=[.D5]/(1000*1000)" office:value-type="float" office:value="0.0000015" calcext:value-type="float">
            <text:p>0.0000015</text:p>
          </table:table-cell>
        </table:table-row>
        <table:table-row table:style-name="ro1">
          <table:table-cell office:value-type="float" office:value="87.601" calcext:value-type="float">
            <text:p>87.601</text:p>
          </table:table-cell>
          <table:table-cell office:value-type="float" office:value="70" calcext:value-type="float">
            <text:p>70</text:p>
          </table:table-cell>
          <table:table-cell table:formula="of:= [.B6]+273.15" office:value-type="float" office:value="343.15" calcext:value-type="float">
            <text:p>343.15</text:p>
          </table:table-cell>
          <table:table-cell office:value-type="float" office:value="0.8" calcext:value-type="float">
            <text:p>0.8</text:p>
          </table:table-cell>
          <table:table-cell table:formula="of:=[.D6]/(1000*1000)" office:value-type="float" office:value="0.0000008" calcext:value-type="float">
            <text:p>0.0000008</text:p>
          </table:table-cell>
        </table:table-row>
        <table:table-row table:style-name="ro1">
          <table:table-cell office:value-type="float" office:value="140.166" calcext:value-type="float">
            <text:p>140.166</text:p>
          </table:table-cell>
          <table:table-cell office:value-type="float" office:value="130" calcext:value-type="float">
            <text:p>130</text:p>
          </table:table-cell>
          <table:table-cell table:formula="of:= [.B7]+273.15" office:value-type="float" office:value="403.15" calcext:value-type="float">
            <text:p>403.15</text:p>
          </table:table-cell>
          <table:table-cell office:value-type="float" office:value="0.45" calcext:value-type="float">
            <text:p>0.45</text:p>
          </table:table-cell>
          <table:table-cell table:formula="of:=[.D7]/(1000*1000)" office:value-type="float" office:value="0.00000045" calcext:value-type="float">
            <text:p>0.00000045</text:p>
          </table:table-cell>
        </table:table-row>
      </table:table>
      <table:table table:name="jet_a_cond_vs_t" table:style-name="ta1">
        <table:shapes>
          <draw:frame draw:z-index="0" draw:style-name="gr1" draw:text-style-name="P1" svg:width="6.2988in" svg:height="3.5386in" svg:x="3.3717in" svg:y="0.2457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table:formula="of:=[.A1]+273.15" office:value-type="float" office:value="284.15" calcext:value-type="float">
            <text:p>284.15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]+273.15" office:value-type="float" office:value="285.15" calcext:value-type="float">
            <text:p>285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3]+273.15" office:value-type="float" office:value="286.15" calcext:value-type="float">
            <text:p>286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]+273.15" office:value-type="float" office:value="287.15" calcext:value-type="float">
            <text:p>287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5]+273.15" office:value-type="float" office:value="288.15" calcext:value-type="float">
            <text:p>288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]+273.15" office:value-type="float" office:value="289.15" calcext:value-type="float">
            <text:p>289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7]+273.15" office:value-type="float" office:value="290.15" calcext:value-type="float">
            <text:p>290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8]+273.15" office:value-type="float" office:value="291.15" calcext:value-type="float">
            <text:p>291.1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9]+273.15" office:value-type="float" office:value="292.15" calcext:value-type="float">
            <text:p>292.1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0]+273.15" office:value-type="float" office:value="293.15" calcext:value-type="float">
            <text:p>293.1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1]+273.15" office:value-type="float" office:value="294.15" calcext:value-type="float">
            <text:p>294.1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2]+273.15" office:value-type="float" office:value="295.15" calcext:value-type="float">
            <text:p>295.1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3]+273.15" office:value-type="float" office:value="296.15" calcext:value-type="float">
            <text:p>296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4]+273.15" office:value-type="float" office:value="297.15" calcext:value-type="float">
            <text:p>297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5]+273.15" office:value-type="float" office:value="298.15" calcext:value-type="float">
            <text:p>298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6]+273.15" office:value-type="float" office:value="299.15" calcext:value-type="float">
            <text:p>299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7]+273.15" office:value-type="float" office:value="300.15" calcext:value-type="float">
            <text:p>300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18]+273.15" office:value-type="float" office:value="301.15" calcext:value-type="float">
            <text:p>301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19]+273.15" office:value-type="float" office:value="302.15" calcext:value-type="float">
            <text:p>302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0]+273.15" office:value-type="float" office:value="303.15" calcext:value-type="float">
            <text:p>303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1]+273.15" office:value-type="float" office:value="304.15" calcext:value-type="float">
            <text:p>304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2]+273.15" office:value-type="float" office:value="305.15" calcext:value-type="float">
            <text:p>305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3]+273.15" office:value-type="float" office:value="306.15" calcext:value-type="float">
            <text:p>306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4]+273.15" office:value-type="float" office:value="307.15" calcext:value-type="float">
            <text:p>307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5]+273.15" office:value-type="float" office:value="308.15" calcext:value-type="float">
            <text:p>308.1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26]+273.15" office:value-type="float" office:value="309.15" calcext:value-type="float">
            <text:p>309.1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27]+273.15" office:value-type="float" office:value="310.15" calcext:value-type="float">
            <text:p>310.1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28]+273.15" office:value-type="float" office:value="311.15" calcext:value-type="float">
            <text:p>311.1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9]+273.15" office:value-type="float" office:value="312.15" calcext:value-type="float">
            <text:p>312.1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0]+273.15" office:value-type="float" office:value="313.15" calcext:value-type="float">
            <text:p>313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1]+273.15" office:value-type="float" office:value="314.15" calcext:value-type="float">
            <text:p>314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2]+273.15" office:value-type="float" office:value="315.15" calcext:value-type="float">
            <text:p>315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3]+273.15" office:value-type="float" office:value="316.15" calcext:value-type="float">
            <text:p>316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4]+273.15" office:value-type="float" office:value="317.15" calcext:value-type="float">
            <text:p>317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5]+273.15" office:value-type="float" office:value="318.15" calcext:value-type="float">
            <text:p>318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36]+273.15" office:value-type="float" office:value="319.15" calcext:value-type="float">
            <text:p>319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7]+273.15" office:value-type="float" office:value="320.15" calcext:value-type="float">
            <text:p>320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38]+273.15" office:value-type="float" office:value="321.15" calcext:value-type="float">
            <text:p>321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39]+273.15" office:value-type="float" office:value="322.15" calcext:value-type="float">
            <text:p>322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0]+273.15" office:value-type="float" office:value="323.15" calcext:value-type="float">
            <text:p>323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1]+273.15" office:value-type="float" office:value="324.15" calcext:value-type="float">
            <text:p>324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2]+273.15" office:value-type="float" office:value="325.15" calcext:value-type="float">
            <text:p>325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3]+273.15" office:value-type="float" office:value="326.15" calcext:value-type="float">
            <text:p>326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4]+273.15" office:value-type="float" office:value="327.15" calcext:value-type="float">
            <text:p>327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5]+273.15" office:value-type="float" office:value="328.15" calcext:value-type="float">
            <text:p>328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46]+273.15" office:value-type="float" office:value="329.15" calcext:value-type="float">
            <text:p>329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47]+273.15" office:value-type="float" office:value="330.15" calcext:value-type="float">
            <text:p>330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48]+273.15" office:value-type="float" office:value="331.15" calcext:value-type="float">
            <text:p>331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49]+273.15" office:value-type="float" office:value="332.15" calcext:value-type="float">
            <text:p>332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0]+273.15" office:value-type="float" office:value="333.15" calcext:value-type="float">
            <text:p>333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1]+273.15" office:value-type="float" office:value="334.15" calcext:value-type="float">
            <text:p>334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2]+273.15" office:value-type="float" office:value="335.15" calcext:value-type="float">
            <text:p>335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3]+273.15" office:value-type="float" office:value="336.15" calcext:value-type="float">
            <text:p>336.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4]+273.15" office:value-type="float" office:value="337.15" calcext:value-type="float">
            <text:p>337.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55]+273.15" office:value-type="float" office:value="338.15" calcext:value-type="float">
            <text:p>338.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56]+273.15" office:value-type="float" office:value="339.15" calcext:value-type="float">
            <text:p>339.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57]+273.15" office:value-type="float" office:value="340.15" calcext:value-type="float">
            <text:p>340.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58]+273.15" office:value-type="float" office:value="341.15" calcext:value-type="float">
            <text:p>341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59]+273.15" office:value-type="float" office:value="342.15" calcext:value-type="float">
            <text:p>342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0]+273.15" office:value-type="float" office:value="343.15" calcext:value-type="float">
            <text:p>343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1]+273.15" office:value-type="float" office:value="344.15" calcext:value-type="float">
            <text:p>344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2]+273.15" office:value-type="float" office:value="345.15" calcext:value-type="float">
            <text:p>345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3]+273.15" office:value-type="float" office:value="346.15" calcext:value-type="float">
            <text:p>346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4]+273.15" office:value-type="float" office:value="347.15" calcext:value-type="float">
            <text:p>347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5]+273.15" office:value-type="float" office:value="348.15" calcext:value-type="float">
            <text:p>348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66]+273.15" office:value-type="float" office:value="349.15" calcext:value-type="float">
            <text:p>349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67]+273.15" office:value-type="float" office:value="350.15" calcext:value-type="float">
            <text:p>350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68]+273.15" office:value-type="float" office:value="351.15" calcext:value-type="float">
            <text:p>351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69]+273.15" office:value-type="float" office:value="352.15" calcext:value-type="float">
            <text:p>352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70]+273.15" office:value-type="float" office:value="353.15" calcext:value-type="float">
            <text:p>353.1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71]+273.15" office:value-type="float" office:value="354.15" calcext:value-type="float">
            <text:p>354.1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72]+273.15" office:value-type="float" office:value="355.15" calcext:value-type="float">
            <text:p>355.1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73]+273.15" office:value-type="float" office:value="356.15" calcext:value-type="float">
            <text:p>356.1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74]+273.15" office:value-type="float" office:value="357.15" calcext:value-type="float">
            <text:p>357.1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75]+273.15" office:value-type="float" office:value="358.15" calcext:value-type="float">
            <text:p>358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76]+273.15" office:value-type="float" office:value="359.15" calcext:value-type="float">
            <text:p>359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77]+273.15" office:value-type="float" office:value="360.15" calcext:value-type="float">
            <text:p>360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78]+273.15" office:value-type="float" office:value="361.15" calcext:value-type="float">
            <text:p>361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79]+273.15" office:value-type="float" office:value="362.15" calcext:value-type="float">
            <text:p>362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80]+273.15" office:value-type="float" office:value="363.15" calcext:value-type="float">
            <text:p>363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81]+273.15" office:value-type="float" office:value="364.15" calcext:value-type="float">
            <text:p>364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82]+273.15" office:value-type="float" office:value="365.15" calcext:value-type="float">
            <text:p>365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83]+273.15" office:value-type="float" office:value="366.15" calcext:value-type="float">
            <text:p>366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84]+273.15" office:value-type="float" office:value="367.15" calcext:value-type="float">
            <text:p>367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85]+273.15" office:value-type="float" office:value="368.15" calcext:value-type="float">
            <text:p>368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86]+273.15" office:value-type="float" office:value="369.15" calcext:value-type="float">
            <text:p>369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87]+273.15" office:value-type="float" office:value="370.15" calcext:value-type="float">
            <text:p>370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88]+273.15" office:value-type="float" office:value="371.15" calcext:value-type="float">
            <text:p>371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89]+273.15" office:value-type="float" office:value="372.15" calcext:value-type="float">
            <text:p>372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0]+273.15" office:value-type="float" office:value="373.15" calcext:value-type="float">
            <text:p>373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91]+273.15" office:value-type="float" office:value="374.15" calcext:value-type="float">
            <text:p>374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92]+273.15" office:value-type="float" office:value="375.15" calcext:value-type="float">
            <text:p>375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93]+273.15" office:value-type="float" office:value="376.15" calcext:value-type="float">
            <text:p>376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94]+273.15" office:value-type="float" office:value="377.15" calcext:value-type="float">
            <text:p>377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95]+273.15" office:value-type="float" office:value="378.15" calcext:value-type="float">
            <text:p>378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96]+273.15" office:value-type="float" office:value="379.15" calcext:value-type="float">
            <text:p>379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97]+273.15" office:value-type="float" office:value="380.15" calcext:value-type="float">
            <text:p>38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98]+273.15" office:value-type="float" office:value="381.15" calcext:value-type="float">
            <text:p>381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99]+273.15" office:value-type="float" office:value="382.15" calcext:value-type="float">
            <text:p>382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00]+273.15" office:value-type="float" office:value="383.15" calcext:value-type="float">
            <text:p>383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01]+273.15" office:value-type="float" office:value="384.15" calcext:value-type="float">
            <text:p>384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02]+273.15" office:value-type="float" office:value="385.15" calcext:value-type="float">
            <text:p>385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03]+273.15" office:value-type="float" office:value="386.15" calcext:value-type="float">
            <text:p>386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04]+273.15" office:value-type="float" office:value="387.15" calcext:value-type="float">
            <text:p>387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05]+273.15" office:value-type="float" office:value="388.15" calcext:value-type="float">
            <text:p>388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06]+273.15" office:value-type="float" office:value="389.15" calcext:value-type="float">
            <text:p>389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07]+273.15" office:value-type="float" office:value="390.15" calcext:value-type="float">
            <text:p>390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08]+273.15" office:value-type="float" office:value="391.15" calcext:value-type="float">
            <text:p>391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09]+273.15" office:value-type="float" office:value="392.15" calcext:value-type="float">
            <text:p>392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10]+273.15" office:value-type="float" office:value="393.15" calcext:value-type="float">
            <text:p>393.1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11]+273.15" office:value-type="float" office:value="394.15" calcext:value-type="float">
            <text:p>394.1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12]+273.15" office:value-type="float" office:value="395.15" calcext:value-type="float">
            <text:p>395.1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13]+273.15" office:value-type="float" office:value="396.15" calcext:value-type="float">
            <text:p>396.1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14]+273.15" office:value-type="float" office:value="397.15" calcext:value-type="float">
            <text:p>397.1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15]+273.15" office:value-type="float" office:value="398.15" calcext:value-type="float">
            <text:p>398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16]+273.15" office:value-type="float" office:value="399.15" calcext:value-type="float">
            <text:p>399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17]+273.15" office:value-type="float" office:value="400.15" calcext:value-type="float">
            <text:p>400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18]+273.15" office:value-type="float" office:value="401.15" calcext:value-type="float">
            <text:p>401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19]+273.15" office:value-type="float" office:value="402.15" calcext:value-type="float">
            <text:p>402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20]+273.15" office:value-type="float" office:value="403.15" calcext:value-type="float">
            <text:p>403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21]+273.15" office:value-type="float" office:value="404.15" calcext:value-type="float">
            <text:p>404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22]+273.15" office:value-type="float" office:value="405.15" calcext:value-type="float">
            <text:p>405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23]+273.15" office:value-type="float" office:value="406.15" calcext:value-type="float">
            <text:p>406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24]+273.15" office:value-type="float" office:value="407.15" calcext:value-type="float">
            <text:p>407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25]+273.15" office:value-type="float" office:value="408.15" calcext:value-type="float">
            <text:p>408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26]+273.15" office:value-type="float" office:value="409.15" calcext:value-type="float">
            <text:p>409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27]+273.15" office:value-type="float" office:value="410.15" calcext:value-type="float">
            <text:p>410.1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28]+273.15" office:value-type="float" office:value="411.15" calcext:value-type="float">
            <text:p>411.1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29]+273.15" office:value-type="float" office:value="412.15" calcext:value-type="float">
            <text:p>412.1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30]+273.15" office:value-type="float" office:value="413.15" calcext:value-type="float">
            <text:p>413.1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31]+273.15" office:value-type="float" office:value="414.15" calcext:value-type="float">
            <text:p>414.1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32]+273.15" office:value-type="float" office:value="415.15" calcext:value-type="float">
            <text:p>415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33]+273.15" office:value-type="float" office:value="416.15" calcext:value-type="float">
            <text:p>416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34]+273.15" office:value-type="float" office:value="417.15" calcext:value-type="float">
            <text:p>417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35]+273.15" office:value-type="float" office:value="418.15" calcext:value-type="float">
            <text:p>418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36]+273.15" office:value-type="float" office:value="419.15" calcext:value-type="float">
            <text:p>419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37]+273.15" office:value-type="float" office:value="420.15" calcext:value-type="float">
            <text:p>420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38]+273.15" office:value-type="float" office:value="421.15" calcext:value-type="float">
            <text:p>421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39]+273.15" office:value-type="float" office:value="422.15" calcext:value-type="float">
            <text:p>422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40]+273.15" office:value-type="float" office:value="423.15" calcext:value-type="float">
            <text:p>423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41]+273.15" office:value-type="float" office:value="424.15" calcext:value-type="float">
            <text:p>424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42]+273.15" office:value-type="float" office:value="425.15" calcext:value-type="float">
            <text:p>425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43]+273.15" office:value-type="float" office:value="426.15" calcext:value-type="float">
            <text:p>426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44]+273.15" office:value-type="float" office:value="427.15" calcext:value-type="float">
            <text:p>427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45]+273.15" office:value-type="float" office:value="428.15" calcext:value-type="float">
            <text:p>428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46]+273.15" office:value-type="float" office:value="429.15" calcext:value-type="float">
            <text:p>429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47]+273.15" office:value-type="float" office:value="430.15" calcext:value-type="float">
            <text:p>430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48]+273.15" office:value-type="float" office:value="431.15" calcext:value-type="float">
            <text:p>431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49]+273.15" office:value-type="float" office:value="432.15" calcext:value-type="float">
            <text:p>432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50]+273.15" office:value-type="float" office:value="433.15" calcext:value-type="float">
            <text:p>433.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51]+273.15" office:value-type="float" office:value="434.15" calcext:value-type="float">
            <text:p>434.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52]+273.15" office:value-type="float" office:value="435.15" calcext:value-type="float">
            <text:p>435.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53]+273.15" office:value-type="float" office:value="436.15" calcext:value-type="float">
            <text:p>436.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54]+273.15" office:value-type="float" office:value="437.15" calcext:value-type="float">
            <text:p>437.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55]+273.15" office:value-type="float" office:value="438.15" calcext:value-type="float">
            <text:p>438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56]+273.15" office:value-type="float" office:value="439.15" calcext:value-type="float">
            <text:p>439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57]+273.15" office:value-type="float" office:value="440.15" calcext:value-type="float">
            <text:p>440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58]+273.15" office:value-type="float" office:value="441.15" calcext:value-type="float">
            <text:p>441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59]+273.15" office:value-type="float" office:value="442.15" calcext:value-type="float">
            <text:p>442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60]+273.15" office:value-type="float" office:value="443.15" calcext:value-type="float">
            <text:p>443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61]+273.15" office:value-type="float" office:value="444.15" calcext:value-type="float">
            <text:p>444.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62]+273.15" office:value-type="float" office:value="445.15" calcext:value-type="float">
            <text:p>445.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63]+273.15" office:value-type="float" office:value="446.15" calcext:value-type="float">
            <text:p>446.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64]+273.15" office:value-type="float" office:value="447.15" calcext:value-type="float">
            <text:p>447.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65]+273.15" office:value-type="float" office:value="448.15" calcext:value-type="float">
            <text:p>448.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66]+273.15" office:value-type="float" office:value="449.15" calcext:value-type="float">
            <text:p>449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67]+273.15" office:value-type="float" office:value="450.15" calcext:value-type="float">
            <text:p>450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68]+273.15" office:value-type="float" office:value="451.15" calcext:value-type="float">
            <text:p>451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69]+273.15" office:value-type="float" office:value="452.15" calcext:value-type="float">
            <text:p>452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70]+273.15" office:value-type="float" office:value="453.15" calcext:value-type="float">
            <text:p>453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71]+273.15" office:value-type="float" office:value="454.15" calcext:value-type="float">
            <text:p>454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72]+273.15" office:value-type="float" office:value="455.15" calcext:value-type="float">
            <text:p>455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73]+273.15" office:value-type="float" office:value="456.15" calcext:value-type="float">
            <text:p>456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74]+273.15" office:value-type="float" office:value="457.15" calcext:value-type="float">
            <text:p>457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75]+273.15" office:value-type="float" office:value="458.15" calcext:value-type="float">
            <text:p>458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76]+273.15" office:value-type="float" office:value="459.15" calcext:value-type="float">
            <text:p>459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77]+273.15" office:value-type="float" office:value="460.15" calcext:value-type="float">
            <text:p>460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78]+273.15" office:value-type="float" office:value="461.15" calcext:value-type="float">
            <text:p>461.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79]+273.15" office:value-type="float" office:value="462.15" calcext:value-type="float">
            <text:p>462.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80]+273.15" office:value-type="float" office:value="463.15" calcext:value-type="float">
            <text:p>463.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81]+273.15" office:value-type="float" office:value="464.15" calcext:value-type="float">
            <text:p>464.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82]+273.15" office:value-type="float" office:value="465.15" calcext:value-type="float">
            <text:p>465.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83]+273.15" office:value-type="float" office:value="466.15" calcext:value-type="float">
            <text:p>466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84]+273.15" office:value-type="float" office:value="467.15" calcext:value-type="float">
            <text:p>467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85]+273.15" office:value-type="float" office:value="468.15" calcext:value-type="float">
            <text:p>468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86]+273.15" office:value-type="float" office:value="469.15" calcext:value-type="float">
            <text:p>469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87]+273.15" office:value-type="float" office:value="470.15" calcext:value-type="float">
            <text:p>470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88]+273.15" office:value-type="float" office:value="471.15" calcext:value-type="float">
            <text:p>471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189]+273.15" office:value-type="float" office:value="472.15" calcext:value-type="float">
            <text:p>472.15</text:p>
          </table:table-cell>
          <table:table-cell office:value-type="float" office:value="0.083" calcext:value-type="float">
            <text:p>0.083</text:p>
          </table:table-cell>
        </table:table-row>
      </table:table>
      <table:table table:name="jet_a_cp_vs_t" table:style-name="ta1">
        <table:shapes>
          <draw:frame draw:z-index="0" draw:style-name="gr1" draw:text-style-name="P1" svg:width="6.2988in" svg:height="3.5429in" svg:x="1.8173in" svg:y="0.0394in">
            <draw:object draw:notify-on-update-of-ranges="jet_a_cp_vs_t.A1:jet_a_cp_vs_t.A147 jet_a_cp_vs_t.B1:jet_a_cp_vs_t.B1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307.15" calcext:value-type="float">
            <text:p>307.15</text:p>
          </table:table-cell>
          <table:table-cell office:value-type="float" office:value="2.012" calcext:value-type="float">
            <text:p>2.012</text:p>
          </table:table-cell>
        </table:table-row>
        <table:table-row table:style-name="ro1">
          <table:table-cell office:value-type="float" office:value="308.15" calcext:value-type="float">
            <text:p>308.15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309.15" calcext:value-type="float">
            <text:p>309.15</text:p>
          </table:table-cell>
          <table:table-cell office:value-type="float" office:value="2.021" calcext:value-type="float">
            <text:p>2.021</text:p>
          </table:table-cell>
        </table:table-row>
        <table:table-row table:style-name="ro1">
          <table:table-cell office:value-type="float" office:value="310.15" calcext:value-type="float">
            <text:p>310.15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311.15" calcext:value-type="float">
            <text:p>311.15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312.15" calcext:value-type="float">
            <text:p>312.15</text:p>
          </table:table-cell>
          <table:table-cell office:value-type="float" office:value="2.034" calcext:value-type="float">
            <text:p>2.034</text:p>
          </table:table-cell>
        </table:table-row>
        <table:table-row table:style-name="ro1">
          <table:table-cell office:value-type="float" office:value="313.15" calcext:value-type="float">
            <text:p>313.15</text:p>
          </table:table-cell>
          <table:table-cell office:value-type="float" office:value="2.038" calcext:value-type="float">
            <text:p>2.038</text:p>
          </table:table-cell>
        </table:table-row>
        <table:table-row table:style-name="ro1">
          <table:table-cell office:value-type="float" office:value="314.15" calcext:value-type="float">
            <text:p>314.15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315.15" calcext:value-type="float">
            <text:p>315.15</text:p>
          </table:table-cell>
          <table:table-cell office:value-type="float" office:value="2.047" calcext:value-type="float">
            <text:p>2.047</text:p>
          </table:table-cell>
        </table:table-row>
        <table:table-row table:style-name="ro1">
          <table:table-cell office:value-type="float" office:value="316.15" calcext:value-type="float">
            <text:p>316.15</text:p>
          </table:table-cell>
          <table:table-cell office:value-type="float" office:value="2.051" calcext:value-type="float">
            <text:p>2.051</text:p>
          </table:table-cell>
        </table:table-row>
        <table:table-row table:style-name="ro1">
          <table:table-cell office:value-type="float" office:value="317.15" calcext:value-type="float">
            <text:p>317.15</text:p>
          </table:table-cell>
          <table:table-cell office:value-type="float" office:value="2.055" calcext:value-type="float">
            <text:p>2.055</text:p>
          </table:table-cell>
        </table:table-row>
        <table:table-row table:style-name="ro1">
          <table:table-cell office:value-type="float" office:value="318.15" calcext:value-type="float">
            <text:p>318.15</text:p>
          </table:table-cell>
          <table:table-cell office:value-type="float" office:value="2.059" calcext:value-type="float">
            <text:p>2.059</text:p>
          </table:table-cell>
        </table:table-row>
        <table:table-row table:style-name="ro1">
          <table:table-cell office:value-type="float" office:value="319.15" calcext:value-type="float">
            <text:p>319.15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float" office:value="320.15" calcext:value-type="float">
            <text:p>320.15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321.15" calcext:value-type="float">
            <text:p>321.15</text:p>
          </table:table-cell>
          <table:table-cell office:value-type="float" office:value="2.072" calcext:value-type="float">
            <text:p>2.072</text:p>
          </table:table-cell>
        </table:table-row>
        <table:table-row table:style-name="ro1">
          <table:table-cell office:value-type="float" office:value="322.15" calcext:value-type="float">
            <text:p>322.15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323.15" calcext:value-type="float">
            <text:p>323.15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324.15" calcext:value-type="float">
            <text:p>324.15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325.15" calcext:value-type="float">
            <text:p>325.15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326.15" calcext:value-type="float">
            <text:p>326.15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327.15" calcext:value-type="float">
            <text:p>327.15</text:p>
          </table:table-cell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float" office:value="328.15" calcext:value-type="float">
            <text:p>328.15</text:p>
          </table:table-cell>
          <table:table-cell office:value-type="float" office:value="2.104" calcext:value-type="float">
            <text:p>2.104</text:p>
          </table:table-cell>
        </table:table-row>
        <table:table-row table:style-name="ro1">
          <table:table-cell office:value-type="float" office:value="329.15" calcext:value-type="float">
            <text:p>329.15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330.15" calcext:value-type="float">
            <text:p>330.15</text:p>
          </table:table-cell>
          <table:table-cell office:value-type="float" office:value="2.113" calcext:value-type="float">
            <text:p>2.113</text:p>
          </table:table-cell>
        </table:table-row>
        <table:table-row table:style-name="ro1">
          <table:table-cell office:value-type="float" office:value="331.15" calcext:value-type="float">
            <text:p>331.15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 office:value-type="float" office:value="332.15" calcext:value-type="float">
            <text:p>332.15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333.15" calcext:value-type="float">
            <text:p>333.15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334.15" calcext:value-type="float">
            <text:p>334.15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335.15" calcext:value-type="float">
            <text:p>335.15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336.15" calcext:value-type="float">
            <text:p>336.15</text:p>
          </table:table-cell>
          <table:table-cell office:value-type="float" office:value="2.141" calcext:value-type="float">
            <text:p>2.141</text:p>
          </table:table-cell>
        </table:table-row>
        <table:table-row table:style-name="ro1">
          <table:table-cell office:value-type="float" office:value="337.15" calcext:value-type="float">
            <text:p>337.15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338.15" calcext:value-type="float">
            <text:p>338.1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39.15" calcext:value-type="float">
            <text:p>339.15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340.15" calcext:value-type="float">
            <text:p>340.15</text:p>
          </table:table-cell>
          <table:table-cell office:value-type="float" office:value="2.159" calcext:value-type="float">
            <text:p>2.159</text:p>
          </table:table-cell>
        </table:table-row>
        <table:table-row table:style-name="ro1">
          <table:table-cell office:value-type="float" office:value="341.15" calcext:value-type="float">
            <text:p>341.15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float" office:value="342.15" calcext:value-type="float">
            <text:p>342.15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 office:value-type="float" office:value="343.15" calcext:value-type="float">
            <text:p>343.15</text:p>
          </table:table-cell>
          <table:table-cell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344.15" calcext:value-type="float">
            <text:p>344.15</text:p>
          </table:table-cell>
          <table:table-cell office:value-type="float" office:value="2.178" calcext:value-type="float">
            <text:p>2.178</text:p>
          </table:table-cell>
        </table:table-row>
        <table:table-row table:style-name="ro1">
          <table:table-cell office:value-type="float" office:value="345.15" calcext:value-type="float">
            <text:p>345.15</text:p>
          </table:table-cell>
          <table:table-cell office:value-type="float" office:value="2.183" calcext:value-type="float">
            <text:p>2.183</text:p>
          </table:table-cell>
        </table:table-row>
        <table:table-row table:style-name="ro1">
          <table:table-cell office:value-type="float" office:value="346.15" calcext:value-type="float">
            <text:p>346.15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347.15" calcext:value-type="float">
            <text:p>347.15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 office:value-type="float" office:value="348.15" calcext:value-type="float">
            <text:p>348.15</text:p>
          </table:table-cell>
          <table:table-cell office:value-type="float" office:value="2.196" calcext:value-type="float">
            <text:p>2.196</text:p>
          </table:table-cell>
        </table:table-row>
        <table:table-row table:style-name="ro1">
          <table:table-cell office:value-type="float" office:value="349.15" calcext:value-type="float">
            <text:p>349.1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50.15" calcext:value-type="float">
            <text:p>350.15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>
          <table:table-cell office:value-type="float" office:value="351.15" calcext:value-type="float">
            <text:p>351.15</text:p>
          </table:table-cell>
          <table:table-cell office:value-type="float" office:value="2.209" calcext:value-type="float">
            <text:p>2.209</text:p>
          </table:table-cell>
        </table:table-row>
        <table:table-row table:style-name="ro1">
          <table:table-cell office:value-type="float" office:value="352.15" calcext:value-type="float">
            <text:p>352.15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353.15" calcext:value-type="float">
            <text:p>353.15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354.15" calcext:value-type="float">
            <text:p>354.15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355.15" calcext:value-type="float">
            <text:p>355.15</text:p>
          </table:table-cell>
          <table:table-cell office:value-type="float" office:value="2.226" calcext:value-type="float">
            <text:p>2.226</text:p>
          </table:table-cell>
        </table:table-row>
        <table:table-row table:style-name="ro1">
          <table:table-cell office:value-type="float" office:value="356.15" calcext:value-type="float">
            <text:p>356.15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357.15" calcext:value-type="float">
            <text:p>357.15</text:p>
          </table:table-cell>
          <table:table-cell office:value-type="float" office:value="2.234" calcext:value-type="float">
            <text:p>2.234</text:p>
          </table:table-cell>
        </table:table-row>
        <table:table-row table:style-name="ro1">
          <table:table-cell office:value-type="float" office:value="358.15" calcext:value-type="float">
            <text:p>358.15</text:p>
          </table:table-cell>
          <table:table-cell office:value-type="float" office:value="2.238" calcext:value-type="float">
            <text:p>2.238</text:p>
          </table:table-cell>
        </table:table-row>
        <table:table-row table:style-name="ro1">
          <table:table-cell office:value-type="float" office:value="359.15" calcext:value-type="float">
            <text:p>359.15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360.15" calcext:value-type="float">
            <text:p>360.15</text:p>
          </table:table-cell>
          <table:table-cell office:value-type="float" office:value="2.247" calcext:value-type="float">
            <text:p>2.247</text:p>
          </table:table-cell>
        </table:table-row>
        <table:table-row table:style-name="ro1">
          <table:table-cell office:value-type="float" office:value="361.15" calcext:value-type="float">
            <text:p>361.15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362.15" calcext:value-type="float">
            <text:p>362.15</text:p>
          </table:table-cell>
          <table:table-cell office:value-type="float" office:value="2.255" calcext:value-type="float">
            <text:p>2.255</text:p>
          </table:table-cell>
        </table:table-row>
        <table:table-row table:style-name="ro1">
          <table:table-cell office:value-type="float" office:value="363.15" calcext:value-type="float">
            <text:p>363.15</text:p>
          </table:table-cell>
          <table:table-cell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364.15" calcext:value-type="float">
            <text:p>364.15</text:p>
          </table:table-cell>
          <table:table-cell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365.15" calcext:value-type="float">
            <text:p>365.15</text:p>
          </table:table-cell>
          <table:table-cell office:value-type="float" office:value="2.268" calcext:value-type="float">
            <text:p>2.268</text:p>
          </table:table-cell>
        </table:table-row>
        <table:table-row table:style-name="ro1">
          <table:table-cell office:value-type="float" office:value="366.15" calcext:value-type="float">
            <text:p>366.15</text:p>
          </table:table-cell>
          <table:table-cell office:value-type="float" office:value="2.272" calcext:value-type="float">
            <text:p>2.272</text:p>
          </table:table-cell>
        </table:table-row>
        <table:table-row table:style-name="ro1">
          <table:table-cell office:value-type="float" office:value="367.15" calcext:value-type="float">
            <text:p>367.15</text:p>
          </table:table-cell>
          <table:table-cell office:value-type="float" office:value="2.276" calcext:value-type="float">
            <text:p>2.276</text:p>
          </table:table-cell>
        </table:table-row>
        <table:table-row table:style-name="ro1">
          <table:table-cell office:value-type="float" office:value="368.15" calcext:value-type="float">
            <text:p>368.15</text:p>
          </table:table-cell>
          <table:table-cell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369.15" calcext:value-type="float">
            <text:p>369.15</text:p>
          </table:table-cell>
          <table:table-cell office:value-type="float" office:value="2.285" calcext:value-type="float">
            <text:p>2.285</text:p>
          </table:table-cell>
        </table:table-row>
        <table:table-row table:style-name="ro1">
          <table:table-cell office:value-type="float" office:value="370.15" calcext:value-type="float">
            <text:p>370.15</text:p>
          </table:table-cell>
          <table:table-cell office:value-type="float" office:value="2.289" calcext:value-type="float">
            <text:p>2.289</text:p>
          </table:table-cell>
        </table:table-row>
        <table:table-row table:style-name="ro1">
          <table:table-cell office:value-type="float" office:value="371.15" calcext:value-type="float">
            <text:p>371.15</text:p>
          </table:table-cell>
          <table:table-cell office:value-type="float" office:value="2.293" calcext:value-type="float">
            <text:p>2.293</text:p>
          </table:table-cell>
        </table:table-row>
        <table:table-row table:style-name="ro1">
          <table:table-cell office:value-type="float" office:value="372.15" calcext:value-type="float">
            <text:p>372.15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373.15" calcext:value-type="float">
            <text:p>373.15</text:p>
          </table:table-cell>
          <table:table-cell office:value-type="float" office:value="2.302" calcext:value-type="float">
            <text:p>2.302</text:p>
          </table:table-cell>
        </table:table-row>
        <table:table-row table:style-name="ro1">
          <table:table-cell office:value-type="float" office:value="374.15" calcext:value-type="float">
            <text:p>374.15</text:p>
          </table:table-cell>
          <table:table-cell office:value-type="float" office:value="2.307" calcext:value-type="float">
            <text:p>2.307</text:p>
          </table:table-cell>
        </table:table-row>
        <table:table-row table:style-name="ro1">
          <table:table-cell office:value-type="float" office:value="375.15" calcext:value-type="float">
            <text:p>375.15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float" office:value="376.15" calcext:value-type="float">
            <text:p>376.15</text:p>
          </table:table-cell>
          <table:table-cell office:value-type="float" office:value="2.316" calcext:value-type="float">
            <text:p>2.316</text:p>
          </table:table-cell>
        </table:table-row>
        <table:table-row table:style-name="ro1">
          <table:table-cell office:value-type="float" office:value="377.15" calcext:value-type="float">
            <text:p>377.15</text:p>
          </table:table-cell>
          <table:table-cell office:value-type="float" office:value="2.321" calcext:value-type="float">
            <text:p>2.321</text:p>
          </table:table-cell>
        </table:table-row>
        <table:table-row table:style-name="ro1">
          <table:table-cell office:value-type="float" office:value="378.15" calcext:value-type="float">
            <text:p>378.15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79.15" calcext:value-type="float">
            <text:p>379.1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380.15" calcext:value-type="float">
            <text:p>380.15</text:p>
          </table:table-cell>
          <table:table-cell office:value-type="float" office:value="2.334" calcext:value-type="float">
            <text:p>2.334</text:p>
          </table:table-cell>
        </table:table-row>
        <table:table-row table:style-name="ro1">
          <table:table-cell office:value-type="float" office:value="381.15" calcext:value-type="float">
            <text:p>381.15</text:p>
          </table:table-cell>
          <table:table-cell office:value-type="float" office:value="2.339" calcext:value-type="float">
            <text:p>2.339</text:p>
          </table:table-cell>
        </table:table-row>
        <table:table-row table:style-name="ro1">
          <table:table-cell office:value-type="float" office:value="382.15" calcext:value-type="float">
            <text:p>382.15</text:p>
          </table:table-cell>
          <table:table-cell office:value-type="float" office:value="2.343" calcext:value-type="float">
            <text:p>2.343</text:p>
          </table:table-cell>
        </table:table-row>
        <table:table-row table:style-name="ro1">
          <table:table-cell office:value-type="float" office:value="383.15" calcext:value-type="float">
            <text:p>383.15</text:p>
          </table:table-cell>
          <table:table-cell office:value-type="float" office:value="2.348" calcext:value-type="float">
            <text:p>2.348</text:p>
          </table:table-cell>
        </table:table-row>
        <table:table-row table:style-name="ro1">
          <table:table-cell office:value-type="float" office:value="384.15" calcext:value-type="float">
            <text:p>384.15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float" office:value="385.15" calcext:value-type="float">
            <text:p>385.15</text:p>
          </table:table-cell>
          <table:table-cell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86.15" calcext:value-type="float">
            <text:p>386.15</text:p>
          </table:table-cell>
          <table:table-cell office:value-type="float" office:value="2.361" calcext:value-type="float">
            <text:p>2.361</text:p>
          </table:table-cell>
        </table:table-row>
        <table:table-row table:style-name="ro1">
          <table:table-cell office:value-type="float" office:value="387.15" calcext:value-type="float">
            <text:p>387.15</text:p>
          </table:table-cell>
          <table:table-cell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388.15" calcext:value-type="float">
            <text:p>388.15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9.15" calcext:value-type="float">
            <text:p>389.15</text:p>
          </table:table-cell>
          <table:table-cell office:value-type="float" office:value="2.374" calcext:value-type="float">
            <text:p>2.374</text:p>
          </table:table-cell>
        </table:table-row>
        <table:table-row table:style-name="ro1">
          <table:table-cell office:value-type="float" office:value="390.15" calcext:value-type="float">
            <text:p>390.15</text:p>
          </table:table-cell>
          <table:table-cell office:value-type="float" office:value="2.378" calcext:value-type="float">
            <text:p>2.378</text:p>
          </table:table-cell>
        </table:table-row>
        <table:table-row table:style-name="ro1">
          <table:table-cell office:value-type="float" office:value="391.15" calcext:value-type="float">
            <text:p>391.15</text:p>
          </table:table-cell>
          <table:table-cell office:value-type="float" office:value="2.383" calcext:value-type="float">
            <text:p>2.383</text:p>
          </table:table-cell>
        </table:table-row>
        <table:table-row table:style-name="ro1">
          <table:table-cell office:value-type="float" office:value="392.15" calcext:value-type="float">
            <text:p>392.15</text:p>
          </table:table-cell>
          <table:table-cell office:value-type="float" office:value="2.387" calcext:value-type="float">
            <text:p>2.387</text:p>
          </table:table-cell>
        </table:table-row>
        <table:table-row table:style-name="ro1">
          <table:table-cell office:value-type="float" office:value="393.15" calcext:value-type="float">
            <text:p>393.15</text:p>
          </table:table-cell>
          <table:table-cell office:value-type="float" office:value="2.392" calcext:value-type="float">
            <text:p>2.392</text:p>
          </table:table-cell>
        </table:table-row>
        <table:table-row table:style-name="ro1">
          <table:table-cell office:value-type="float" office:value="394.15" calcext:value-type="float">
            <text:p>394.15</text:p>
          </table:table-cell>
          <table:table-cell office:value-type="float" office:value="2.396" calcext:value-type="float">
            <text:p>2.396</text:p>
          </table:table-cell>
        </table:table-row>
        <table:table-row table:style-name="ro1">
          <table:table-cell office:value-type="float" office:value="395.15" calcext:value-type="float">
            <text:p>395.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96.15" calcext:value-type="float">
            <text:p>396.15</text:p>
          </table:table-cell>
          <table:table-cell office:value-type="float" office:value="2.405" calcext:value-type="float">
            <text:p>2.405</text:p>
          </table:table-cell>
        </table:table-row>
        <table:table-row table:style-name="ro1">
          <table:table-cell office:value-type="float" office:value="397.15" calcext:value-type="float">
            <text:p>397.15</text:p>
          </table:table-cell>
          <table:table-cell office:value-type="float" office:value="2.409" calcext:value-type="float">
            <text:p>2.409</text:p>
          </table:table-cell>
        </table:table-row>
        <table:table-row table:style-name="ro1">
          <table:table-cell office:value-type="float" office:value="398.15" calcext:value-type="float">
            <text:p>398.15</text:p>
          </table:table-cell>
          <table:table-cell office:value-type="float" office:value="2.413" calcext:value-type="float">
            <text:p>2.413</text:p>
          </table:table-cell>
        </table:table-row>
        <table:table-row table:style-name="ro1">
          <table:table-cell office:value-type="float" office:value="399.15" calcext:value-type="float">
            <text:p>399.15</text:p>
          </table:table-cell>
          <table:table-cell office:value-type="float" office:value="2.418" calcext:value-type="float">
            <text:p>2.418</text:p>
          </table:table-cell>
        </table:table-row>
        <table:table-row table:style-name="ro1">
          <table:table-cell office:value-type="float" office:value="400.15" calcext:value-type="float">
            <text:p>400.15</text:p>
          </table:table-cell>
          <table:table-cell office:value-type="float" office:value="2.422" calcext:value-type="float">
            <text:p>2.422</text:p>
          </table:table-cell>
        </table:table-row>
        <table:table-row table:style-name="ro1">
          <table:table-cell office:value-type="float" office:value="401.15" calcext:value-type="float">
            <text:p>401.15</text:p>
          </table:table-cell>
          <table:table-cell office:value-type="float" office:value="2.426" calcext:value-type="float">
            <text:p>2.426</text:p>
          </table:table-cell>
        </table:table-row>
        <table:table-row table:style-name="ro1">
          <table:table-cell office:value-type="float" office:value="402.15" calcext:value-type="float">
            <text:p>402.15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403.15" calcext:value-type="float">
            <text:p>403.15</text:p>
          </table:table-cell>
          <table:table-cell office:value-type="float" office:value="2.434" calcext:value-type="float">
            <text:p>2.434</text:p>
          </table:table-cell>
        </table:table-row>
        <table:table-row table:style-name="ro1">
          <table:table-cell office:value-type="float" office:value="404.15" calcext:value-type="float">
            <text:p>404.15</text:p>
          </table:table-cell>
          <table:table-cell office:value-type="float" office:value="2.438" calcext:value-type="float">
            <text:p>2.438</text:p>
          </table:table-cell>
        </table:table-row>
        <table:table-row table:style-name="ro1">
          <table:table-cell office:value-type="float" office:value="405.15" calcext:value-type="float">
            <text:p>405.15</text:p>
          </table:table-cell>
          <table:table-cell office:value-type="float" office:value="2.442" calcext:value-type="float">
            <text:p>2.442</text:p>
          </table:table-cell>
        </table:table-row>
        <table:table-row table:style-name="ro1">
          <table:table-cell office:value-type="float" office:value="406.15" calcext:value-type="float">
            <text:p>406.15</text:p>
          </table:table-cell>
          <table:table-cell office:value-type="float" office:value="2.446" calcext:value-type="float">
            <text:p>2.446</text:p>
          </table:table-cell>
        </table:table-row>
        <table:table-row table:style-name="ro1">
          <table:table-cell office:value-type="float" office:value="407.15" calcext:value-type="float">
            <text:p>407.15</text:p>
          </table:table-cell>
          <table:table-cell office:value-type="float" office:value="2.451" calcext:value-type="float">
            <text:p>2.451</text:p>
          </table:table-cell>
        </table:table-row>
        <table:table-row table:style-name="ro1">
          <table:table-cell office:value-type="float" office:value="408.15" calcext:value-type="float">
            <text:p>408.15</text:p>
          </table:table-cell>
          <table:table-cell office:value-type="float" office:value="2.455" calcext:value-type="float">
            <text:p>2.455</text:p>
          </table:table-cell>
        </table:table-row>
        <table:table-row table:style-name="ro1">
          <table:table-cell office:value-type="float" office:value="409.15" calcext:value-type="float">
            <text:p>409.15</text:p>
          </table:table-cell>
          <table:table-cell office:value-type="float" office:value="2.459" calcext:value-type="float">
            <text:p>2.459</text:p>
          </table:table-cell>
        </table:table-row>
        <table:table-row table:style-name="ro1">
          <table:table-cell office:value-type="float" office:value="410.15" calcext:value-type="float">
            <text:p>410.15</text:p>
          </table:table-cell>
          <table:table-cell office:value-type="float" office:value="2.463" calcext:value-type="float">
            <text:p>2.463</text:p>
          </table:table-cell>
        </table:table-row>
        <table:table-row table:style-name="ro1">
          <table:table-cell office:value-type="float" office:value="411.15" calcext:value-type="float">
            <text:p>411.15</text:p>
          </table:table-cell>
          <table:table-cell office:value-type="float" office:value="2.467" calcext:value-type="float">
            <text:p>2.467</text:p>
          </table:table-cell>
        </table:table-row>
        <table:table-row table:style-name="ro1">
          <table:table-cell office:value-type="float" office:value="412.15" calcext:value-type="float">
            <text:p>412.15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413.15" calcext:value-type="float">
            <text:p>413.15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414.15" calcext:value-type="float">
            <text:p>414.15</text:p>
          </table:table-cell>
          <table:table-cell office:value-type="float" office:value="2.479" calcext:value-type="float">
            <text:p>2.479</text:p>
          </table:table-cell>
        </table:table-row>
        <table:table-row table:style-name="ro1">
          <table:table-cell office:value-type="float" office:value="415.15" calcext:value-type="float">
            <text:p>415.15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 office:value-type="float" office:value="416.15" calcext:value-type="float">
            <text:p>416.15</text:p>
          </table:table-cell>
          <table:table-cell office:value-type="float" office:value="2.488" calcext:value-type="float">
            <text:p>2.488</text:p>
          </table:table-cell>
        </table:table-row>
        <table:table-row table:style-name="ro1">
          <table:table-cell office:value-type="float" office:value="417.15" calcext:value-type="float">
            <text:p>417.15</text:p>
          </table:table-cell>
          <table:table-cell office:value-type="float" office:value="2.493" calcext:value-type="float">
            <text:p>2.493</text:p>
          </table:table-cell>
        </table:table-row>
        <table:table-row table:style-name="ro1">
          <table:table-cell office:value-type="float" office:value="418.15" calcext:value-type="float">
            <text:p>418.15</text:p>
          </table:table-cell>
          <table:table-cell office:value-type="float" office:value="2.498" calcext:value-type="float">
            <text:p>2.498</text:p>
          </table:table-cell>
        </table:table-row>
        <table:table-row table:style-name="ro1">
          <table:table-cell office:value-type="float" office:value="419.15" calcext:value-type="float">
            <text:p>419.15</text:p>
          </table:table-cell>
          <table:table-cell office:value-type="float" office:value="2.502" calcext:value-type="float">
            <text:p>2.502</text:p>
          </table:table-cell>
        </table:table-row>
        <table:table-row table:style-name="ro1">
          <table:table-cell office:value-type="float" office:value="420.15" calcext:value-type="float">
            <text:p>420.15</text:p>
          </table:table-cell>
          <table:table-cell office:value-type="float" office:value="2.507" calcext:value-type="float">
            <text:p>2.507</text:p>
          </table:table-cell>
        </table:table-row>
        <table:table-row table:style-name="ro1">
          <table:table-cell office:value-type="float" office:value="421.15" calcext:value-type="float">
            <text:p>421.15</text:p>
          </table:table-cell>
          <table:table-cell office:value-type="float" office:value="2.511" calcext:value-type="float">
            <text:p>2.511</text:p>
          </table:table-cell>
        </table:table-row>
        <table:table-row table:style-name="ro1">
          <table:table-cell office:value-type="float" office:value="422.15" calcext:value-type="float">
            <text:p>422.15</text:p>
          </table:table-cell>
          <table:table-cell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423.15" calcext:value-type="float">
            <text:p>423.15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424.15" calcext:value-type="float">
            <text:p>424.15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425.15" calcext:value-type="float">
            <text:p>425.15</text:p>
          </table:table-cell>
          <table:table-cell office:value-type="float" office:value="2.529" calcext:value-type="float">
            <text:p>2.529</text:p>
          </table:table-cell>
        </table:table-row>
        <table:table-row table:style-name="ro1">
          <table:table-cell office:value-type="float" office:value="426.15" calcext:value-type="float">
            <text:p>426.15</text:p>
          </table:table-cell>
          <table:table-cell office:value-type="float" office:value="2.534" calcext:value-type="float">
            <text:p>2.534</text:p>
          </table:table-cell>
        </table:table-row>
        <table:table-row table:style-name="ro1">
          <table:table-cell office:value-type="float" office:value="427.15" calcext:value-type="float">
            <text:p>427.15</text:p>
          </table:table-cell>
          <table:table-cell office:value-type="float" office:value="2.538" calcext:value-type="float">
            <text:p>2.538</text:p>
          </table:table-cell>
        </table:table-row>
        <table:table-row table:style-name="ro1">
          <table:table-cell office:value-type="float" office:value="428.15" calcext:value-type="float">
            <text:p>428.15</text:p>
          </table:table-cell>
          <table:table-cell office:value-type="float" office:value="2.543" calcext:value-type="float">
            <text:p>2.543</text:p>
          </table:table-cell>
        </table:table-row>
        <table:table-row table:style-name="ro1">
          <table:table-cell office:value-type="float" office:value="429.15" calcext:value-type="float">
            <text:p>429.15</text:p>
          </table:table-cell>
          <table:table-cell office:value-type="float" office:value="2.547" calcext:value-type="float">
            <text:p>2.547</text:p>
          </table:table-cell>
        </table:table-row>
        <table:table-row table:style-name="ro1">
          <table:table-cell office:value-type="float" office:value="430.15" calcext:value-type="float">
            <text:p>430.15</text:p>
          </table:table-cell>
          <table:table-cell office:value-type="float" office:value="2.552" calcext:value-type="float">
            <text:p>2.552</text:p>
          </table:table-cell>
        </table:table-row>
        <table:table-row table:style-name="ro1">
          <table:table-cell office:value-type="float" office:value="431.15" calcext:value-type="float">
            <text:p>431.15</text:p>
          </table:table-cell>
          <table:table-cell office:value-type="float" office:value="2.556" calcext:value-type="float">
            <text:p>2.556</text:p>
          </table:table-cell>
        </table:table-row>
        <table:table-row table:style-name="ro1">
          <table:table-cell office:value-type="float" office:value="432.15" calcext:value-type="float">
            <text:p>432.15</text:p>
          </table:table-cell>
          <table:table-cell office:value-type="float" office:value="2.561" calcext:value-type="float">
            <text:p>2.561</text:p>
          </table:table-cell>
        </table:table-row>
        <table:table-row table:style-name="ro1">
          <table:table-cell office:value-type="float" office:value="433.15" calcext:value-type="float">
            <text:p>433.15</text:p>
          </table:table-cell>
          <table:table-cell office:value-type="float" office:value="2.565" calcext:value-type="float">
            <text:p>2.565</text:p>
          </table:table-cell>
        </table:table-row>
        <table:table-row table:style-name="ro1">
          <table:table-cell office:value-type="float" office:value="434.15" calcext:value-type="float">
            <text:p>434.15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435.15" calcext:value-type="float">
            <text:p>435.15</text:p>
          </table:table-cell>
          <table:table-cell office:value-type="float" office:value="2.574" calcext:value-type="float">
            <text:p>2.574</text:p>
          </table:table-cell>
        </table:table-row>
        <table:table-row table:style-name="ro1">
          <table:table-cell office:value-type="float" office:value="436.15" calcext:value-type="float">
            <text:p>436.15</text:p>
          </table:table-cell>
          <table:table-cell office:value-type="float" office:value="2.579" calcext:value-type="float">
            <text:p>2.579</text:p>
          </table:table-cell>
        </table:table-row>
        <table:table-row table:style-name="ro1">
          <table:table-cell office:value-type="float" office:value="437.15" calcext:value-type="float">
            <text:p>437.15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438.15" calcext:value-type="float">
            <text:p>438.15</text:p>
          </table:table-cell>
          <table:table-cell office:value-type="float" office:value="2.588" calcext:value-type="float">
            <text:p>2.588</text:p>
          </table:table-cell>
        </table:table-row>
        <table:table-row table:style-name="ro1">
          <table:table-cell office:value-type="float" office:value="439.15" calcext:value-type="float">
            <text:p>439.15</text:p>
          </table:table-cell>
          <table:table-cell office:value-type="float" office:value="2.592" calcext:value-type="float">
            <text:p>2.592</text:p>
          </table:table-cell>
        </table:table-row>
        <table:table-row table:style-name="ro1">
          <table:table-cell office:value-type="float" office:value="440.15" calcext:value-type="float">
            <text:p>440.15</text:p>
          </table:table-cell>
          <table:table-cell office:value-type="float" office:value="2.597" calcext:value-type="float">
            <text:p>2.597</text:p>
          </table:table-cell>
        </table:table-row>
        <table:table-row table:style-name="ro1">
          <table:table-cell office:value-type="float" office:value="441.15" calcext:value-type="float">
            <text:p>441.15</text:p>
          </table:table-cell>
          <table:table-cell office:value-type="float" office:value="2.601" calcext:value-type="float">
            <text:p>2.601</text:p>
          </table:table-cell>
        </table:table-row>
        <table:table-row table:style-name="ro1">
          <table:table-cell office:value-type="float" office:value="442.15" calcext:value-type="float">
            <text:p>442.15</text:p>
          </table:table-cell>
          <table:table-cell office:value-type="float" office:value="2.606" calcext:value-type="float">
            <text:p>2.606</text:p>
          </table:table-cell>
        </table:table-row>
        <table:table-row table:style-name="ro1">
          <table:table-cell office:value-type="float" office:value="443.15" calcext:value-type="float">
            <text:p>443.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444.15" calcext:value-type="float">
            <text:p>444.15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445.15" calcext:value-type="float">
            <text:p>445.15</text:p>
          </table:table-cell>
          <table:table-cell office:value-type="float" office:value="2.619" calcext:value-type="float">
            <text:p>2.619</text:p>
          </table:table-cell>
        </table:table-row>
        <table:table-row table:style-name="ro1">
          <table:table-cell office:value-type="float" office:value="446.15" calcext:value-type="float">
            <text:p>446.15</text:p>
          </table:table-cell>
          <table:table-cell office:value-type="float" office:value="2.624" calcext:value-type="float">
            <text:p>2.624</text:p>
          </table:table-cell>
        </table:table-row>
        <table:table-row table:style-name="ro1">
          <table:table-cell office:value-type="float" office:value="447.15" calcext:value-type="float">
            <text:p>447.15</text:p>
          </table:table-cell>
          <table:table-cell office:value-type="float" office:value="2.628" calcext:value-type="float">
            <text:p>2.628</text:p>
          </table:table-cell>
        </table:table-row>
        <table:table-row table:style-name="ro1">
          <table:table-cell office:value-type="float" office:value="448.15" calcext:value-type="float">
            <text:p>448.15</text:p>
          </table:table-cell>
          <table:table-cell office:value-type="float" office:value="2.633" calcext:value-type="float">
            <text:p>2.633</text:p>
          </table:table-cell>
        </table:table-row>
        <table:table-row table:style-name="ro1">
          <table:table-cell office:value-type="float" office:value="449.15" calcext:value-type="float">
            <text:p>449.15</text:p>
          </table:table-cell>
          <table:table-cell office:value-type="float" office:value="2.637" calcext:value-type="float">
            <text:p>2.637</text:p>
          </table:table-cell>
        </table:table-row>
        <table:table-row table:style-name="ro1">
          <table:table-cell office:value-type="float" office:value="450.15" calcext:value-type="float">
            <text:p>450.15</text:p>
          </table:table-cell>
          <table:table-cell office:value-type="float" office:value="2.642" calcext:value-type="float">
            <text:p>2.642</text:p>
          </table:table-cell>
        </table:table-row>
        <table:table-row table:style-name="ro1">
          <table:table-cell office:value-type="float" office:value="451.15" calcext:value-type="float">
            <text:p>451.15</text:p>
          </table:table-cell>
          <table:table-cell office:value-type="float" office:value="2.646" calcext:value-type="float">
            <text:p>2.646</text:p>
          </table:table-cell>
        </table:table-row>
        <table:table-row table:style-name="ro1">
          <table:table-cell office:value-type="float" office:value="452.15" calcext:value-type="float">
            <text:p>452.15</text:p>
          </table:table-cell>
          <table:table-cell office:value-type="float" office:value="2.651" calcext:value-type="float">
            <text:p>2.651</text:p>
          </table:table-cell>
        </table:table-row>
        <table:table-row table:style-name="ro1">
          <table:table-cell office:value-type="float" office:value="453.15" calcext:value-type="float">
            <text:p>453.15</text:p>
          </table:table-cell>
          <table:table-cell office:value-type="float" office:value="2.655" calcext:value-type="float">
            <text:p>2.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5:42:10.1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7T15:56:31.627000000</dc:date>
    <meta:editing-duration>PT16M42S</meta:editing-duration>
    <meta:editing-cycles>5</meta:editing-cycles>
    <meta:generator>LibreOffice/7.2.6.2$Windows_X86_64 LibreOffice_project/b0ec3a565991f7569a5a7f5d24fed7f52653d754</meta:generator>
    <meta:document-statistic meta:table-count="4" meta:cell-count="1133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scatter" chart:style-name="ch1">
        <chart:legend chart:legend-position="end" svg:x="11.777cm" svg:y="3.94cm" style:legend-expansion="high" chart:style-name="ch2"/>
        <chart:plot-area chart:style-name="ch3" table:cell-range-address="jet_a_rho_vs_t_CSV.A1:jet_a_rho_vs_t_CSV.B120" svg:x="0.32cm" svg:y="0.179cm" svg:width="11.137cm" svg:height="8.631cm">
          <chart:coordinate-region svg:x="1.143cm" svg:y="0.381cm" svg:width="10.026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et_a_rho_vs_t_CSV.B1:jet_a_rho_vs_t_CSV.B120" chart:class="chart:scatter">
            <chart:domain table:cell-range-address="jet_a_rho_vs_t_CSV.A1:jet_a_rho_vs_t_CSV.A120"/>
            <chart:regression-curve chart:style-name="ch8">
              <chart:equation chart:display-equation="true" chart:display-r-square="true" svg:x="5.195cm" svg:y="0.844cm"/>
            </chart:regression-curve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.15">
                <text:p>238.15</text:p>
                <draw:g>
                  <svg:desc>jet_a_rho_vs_t_CSV.A1:jet_a_rho_vs_t_CSV.A120</svg:desc>
                </draw:g>
              </table:table-cell>
              <table:table-cell office:value-type="float" office:value="844.199">
                <text:p>844.199</text:p>
                <draw:g>
                  <svg:desc>jet_a_rho_vs_t_CSV.B1:jet_a_rho_vs_t_CSV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.15">
                <text:p>239.15</text:p>
              </table:table-cell>
              <table:table-cell office:value-type="float" office:value="843.476">
                <text:p>843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.15">
                <text:p>240.15</text:p>
              </table:table-cell>
              <table:table-cell office:value-type="float" office:value="842.753">
                <text:p>842.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.15">
                <text:p>241.15</text:p>
              </table:table-cell>
              <table:table-cell office:value-type="float" office:value="842.03">
                <text:p>842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.15">
                <text:p>242.15</text:p>
              </table:table-cell>
              <table:table-cell office:value-type="float" office:value="841.307">
                <text:p>841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.15">
                <text:p>243.15</text:p>
              </table:table-cell>
              <table:table-cell office:value-type="float" office:value="840.583">
                <text:p>840.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.15">
                <text:p>244.15</text:p>
              </table:table-cell>
              <table:table-cell office:value-type="float" office:value="839.86">
                <text:p>839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.15">
                <text:p>245.15</text:p>
              </table:table-cell>
              <table:table-cell office:value-type="float" office:value="839.137">
                <text:p>839.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.15">
                <text:p>246.15</text:p>
              </table:table-cell>
              <table:table-cell office:value-type="float" office:value="838.414">
                <text:p>838.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7.15">
                <text:p>247.15</text:p>
              </table:table-cell>
              <table:table-cell office:value-type="float" office:value="837.691">
                <text:p>837.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8.15">
                <text:p>248.15</text:p>
              </table:table-cell>
              <table:table-cell office:value-type="float" office:value="836.967">
                <text:p>836.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.15">
                <text:p>249.15</text:p>
              </table:table-cell>
              <table:table-cell office:value-type="float" office:value="836.244">
                <text:p>836.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.15">
                <text:p>250.15</text:p>
              </table:table-cell>
              <table:table-cell office:value-type="float" office:value="835.521">
                <text:p>835.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.15">
                <text:p>251.15</text:p>
              </table:table-cell>
              <table:table-cell office:value-type="float" office:value="834.798">
                <text:p>834.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.15">
                <text:p>252.15</text:p>
              </table:table-cell>
              <table:table-cell office:value-type="float" office:value="834.075">
                <text:p>834.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.15">
                <text:p>253.15</text:p>
              </table:table-cell>
              <table:table-cell office:value-type="float" office:value="833.351">
                <text:p>833.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.15">
                <text:p>254.15</text:p>
              </table:table-cell>
              <table:table-cell office:value-type="float" office:value="832.628">
                <text:p>832.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.15">
                <text:p>255.15</text:p>
              </table:table-cell>
              <table:table-cell office:value-type="float" office:value="831.905">
                <text:p>831.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6.15">
                <text:p>256.15</text:p>
              </table:table-cell>
              <table:table-cell office:value-type="float" office:value="831.182">
                <text:p>831.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.15">
                <text:p>257.15</text:p>
              </table:table-cell>
              <table:table-cell office:value-type="float" office:value="830.459">
                <text:p>830.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8.15">
                <text:p>258.15</text:p>
              </table:table-cell>
              <table:table-cell office:value-type="float" office:value="829.735">
                <text:p>829.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.15">
                <text:p>259.15</text:p>
              </table:table-cell>
              <table:table-cell office:value-type="float" office:value="829.012">
                <text:p>829.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.15">
                <text:p>260.15</text:p>
              </table:table-cell>
              <table:table-cell office:value-type="float" office:value="828.289">
                <text:p>828.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.15">
                <text:p>261.15</text:p>
              </table:table-cell>
              <table:table-cell office:value-type="float" office:value="827.566">
                <text:p>827.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.15">
                <text:p>262.15</text:p>
              </table:table-cell>
              <table:table-cell office:value-type="float" office:value="826.843">
                <text:p>826.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3.15">
                <text:p>263.15</text:p>
              </table:table-cell>
              <table:table-cell office:value-type="float" office:value="826.12">
                <text:p>826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4.15">
                <text:p>264.15</text:p>
              </table:table-cell>
              <table:table-cell office:value-type="float" office:value="825.406">
                <text:p>825.4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5.15">
                <text:p>265.15</text:p>
              </table:table-cell>
              <table:table-cell office:value-type="float" office:value="824.692">
                <text:p>824.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6.15">
                <text:p>266.15</text:p>
              </table:table-cell>
              <table:table-cell office:value-type="float" office:value="823.978">
                <text:p>823.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7.15">
                <text:p>267.15</text:p>
              </table:table-cell>
              <table:table-cell office:value-type="float" office:value="823.264">
                <text:p>823.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.15">
                <text:p>268.15</text:p>
              </table:table-cell>
              <table:table-cell office:value-type="float" office:value="822.55">
                <text:p>822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9.15">
                <text:p>269.15</text:p>
              </table:table-cell>
              <table:table-cell office:value-type="float" office:value="821.836">
                <text:p>821.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0.15">
                <text:p>270.15</text:p>
              </table:table-cell>
              <table:table-cell office:value-type="float" office:value="821.122">
                <text:p>821.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1.15">
                <text:p>271.15</text:p>
              </table:table-cell>
              <table:table-cell office:value-type="float" office:value="820.408">
                <text:p>820.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.15">
                <text:p>272.15</text:p>
              </table:table-cell>
              <table:table-cell office:value-type="float" office:value="819.694">
                <text:p>819.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.15">
                <text:p>273.15</text:p>
              </table:table-cell>
              <table:table-cell office:value-type="float" office:value="818.98">
                <text:p>818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4.15">
                <text:p>274.15</text:p>
              </table:table-cell>
              <table:table-cell office:value-type="float" office:value="818.266">
                <text:p>818.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5.15">
                <text:p>275.15</text:p>
              </table:table-cell>
              <table:table-cell office:value-type="float" office:value="817.552">
                <text:p>817.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.15">
                <text:p>276.15</text:p>
              </table:table-cell>
              <table:table-cell office:value-type="float" office:value="816.838">
                <text:p>816.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7.15">
                <text:p>277.15</text:p>
              </table:table-cell>
              <table:table-cell office:value-type="float" office:value="816.124">
                <text:p>816.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8.15">
                <text:p>278.15</text:p>
              </table:table-cell>
              <table:table-cell office:value-type="float" office:value="815.41">
                <text:p>815.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9.15">
                <text:p>279.15</text:p>
              </table:table-cell>
              <table:table-cell office:value-type="float" office:value="814.696">
                <text:p>814.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.15">
                <text:p>280.15</text:p>
              </table:table-cell>
              <table:table-cell office:value-type="float" office:value="813.982">
                <text:p>813.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1.15">
                <text:p>281.15</text:p>
              </table:table-cell>
              <table:table-cell office:value-type="float" office:value="813.268">
                <text:p>813.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.15">
                <text:p>282.15</text:p>
              </table:table-cell>
              <table:table-cell office:value-type="float" office:value="812.554">
                <text:p>812.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3.15">
                <text:p>283.15</text:p>
              </table:table-cell>
              <table:table-cell office:value-type="float" office:value="811.84">
                <text:p>811.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4.15">
                <text:p>284.15</text:p>
              </table:table-cell>
              <table:table-cell office:value-type="float" office:value="811.126">
                <text:p>811.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5.15">
                <text:p>285.15</text:p>
              </table:table-cell>
              <table:table-cell office:value-type="float" office:value="810.412">
                <text:p>810.4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6.15">
                <text:p>286.15</text:p>
              </table:table-cell>
              <table:table-cell office:value-type="float" office:value="809.698">
                <text:p>809.6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7.15">
                <text:p>287.15</text:p>
              </table:table-cell>
              <table:table-cell office:value-type="float" office:value="808.984">
                <text:p>808.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.15">
                <text:p>288.15</text:p>
              </table:table-cell>
              <table:table-cell office:value-type="float" office:value="808.27">
                <text:p>808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9.15">
                <text:p>289.15</text:p>
              </table:table-cell>
              <table:table-cell office:value-type="float" office:value="807.556">
                <text:p>807.5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.15">
                <text:p>290.15</text:p>
              </table:table-cell>
              <table:table-cell office:value-type="float" office:value="806.842">
                <text:p>806.8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1.15">
                <text:p>291.15</text:p>
              </table:table-cell>
              <table:table-cell office:value-type="float" office:value="806.128">
                <text:p>806.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2.15">
                <text:p>292.15</text:p>
              </table:table-cell>
              <table:table-cell office:value-type="float" office:value="805.414">
                <text:p>805.4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3.15">
                <text:p>293.15</text:p>
              </table:table-cell>
              <table:table-cell office:value-type="float" office:value="804.687">
                <text:p>804.6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4.15">
                <text:p>294.15</text:p>
              </table:table-cell>
              <table:table-cell office:value-type="float" office:value="803.93">
                <text:p>803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.15">
                <text:p>295.15</text:p>
              </table:table-cell>
              <table:table-cell office:value-type="float" office:value="803.174">
                <text:p>803.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6.15">
                <text:p>296.15</text:p>
              </table:table-cell>
              <table:table-cell office:value-type="float" office:value="802.417">
                <text:p>802.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7.15">
                <text:p>297.15</text:p>
              </table:table-cell>
              <table:table-cell office:value-type="float" office:value="801.661">
                <text:p>801.6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.15">
                <text:p>298.15</text:p>
              </table:table-cell>
              <table:table-cell office:value-type="float" office:value="800.904">
                <text:p>800.9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9.15">
                <text:p>299.15</text:p>
              </table:table-cell>
              <table:table-cell office:value-type="float" office:value="800.147">
                <text:p>800.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.15">
                <text:p>300.15</text:p>
              </table:table-cell>
              <table:table-cell office:value-type="float" office:value="799.391">
                <text:p>799.3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1.15">
                <text:p>301.15</text:p>
              </table:table-cell>
              <table:table-cell office:value-type="float" office:value="798.634">
                <text:p>798.6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2.15">
                <text:p>302.15</text:p>
              </table:table-cell>
              <table:table-cell office:value-type="float" office:value="797.878">
                <text:p>797.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3.15">
                <text:p>303.15</text:p>
              </table:table-cell>
              <table:table-cell office:value-type="float" office:value="797.121">
                <text:p>797.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.15">
                <text:p>304.15</text:p>
              </table:table-cell>
              <table:table-cell office:value-type="float" office:value="796.365">
                <text:p>796.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5.15">
                <text:p>305.15</text:p>
              </table:table-cell>
              <table:table-cell office:value-type="float" office:value="795.608">
                <text:p>795.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.15">
                <text:p>306.15</text:p>
              </table:table-cell>
              <table:table-cell office:value-type="float" office:value="794.852">
                <text:p>794.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.15">
                <text:p>307.15</text:p>
              </table:table-cell>
              <table:table-cell office:value-type="float" office:value="794.095">
                <text:p>794.0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8.15">
                <text:p>308.15</text:p>
              </table:table-cell>
              <table:table-cell office:value-type="float" office:value="793.339">
                <text:p>793.3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9.15">
                <text:p>309.15</text:p>
              </table:table-cell>
              <table:table-cell office:value-type="float" office:value="792.582">
                <text:p>792.5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0.15">
                <text:p>310.15</text:p>
              </table:table-cell>
              <table:table-cell office:value-type="float" office:value="791.825">
                <text:p>791.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1.15">
                <text:p>311.15</text:p>
              </table:table-cell>
              <table:table-cell office:value-type="float" office:value="791.069">
                <text:p>791.0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2.15">
                <text:p>312.15</text:p>
              </table:table-cell>
              <table:table-cell office:value-type="float" office:value="790.312">
                <text:p>790.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3.15">
                <text:p>313.15</text:p>
              </table:table-cell>
              <table:table-cell office:value-type="float" office:value="789.556">
                <text:p>789.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4.15">
                <text:p>314.15</text:p>
              </table:table-cell>
              <table:table-cell office:value-type="float" office:value="788.799">
                <text:p>788.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5.15">
                <text:p>315.15</text:p>
              </table:table-cell>
              <table:table-cell office:value-type="float" office:value="788.043">
                <text:p>788.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.15">
                <text:p>316.15</text:p>
              </table:table-cell>
              <table:table-cell office:value-type="float" office:value="787.286">
                <text:p>787.2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.15">
                <text:p>317.15</text:p>
              </table:table-cell>
              <table:table-cell office:value-type="float" office:value="786.53">
                <text:p>786.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8.15">
                <text:p>318.15</text:p>
              </table:table-cell>
              <table:table-cell office:value-type="float" office:value="785.773">
                <text:p>785.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9.15">
                <text:p>319.15</text:p>
              </table:table-cell>
              <table:table-cell office:value-type="float" office:value="785.017">
                <text:p>785.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0.15">
                <text:p>320.15</text:p>
              </table:table-cell>
              <table:table-cell office:value-type="float" office:value="784.26">
                <text:p>784.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1.15">
                <text:p>321.15</text:p>
              </table:table-cell>
              <table:table-cell office:value-type="float" office:value="783.504">
                <text:p>783.5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.15">
                <text:p>322.15</text:p>
              </table:table-cell>
              <table:table-cell office:value-type="float" office:value="782.747">
                <text:p>782.7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3.15">
                <text:p>323.15</text:p>
              </table:table-cell>
              <table:table-cell office:value-type="float" office:value="781.99">
                <text:p>781.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4.15">
                <text:p>324.15</text:p>
              </table:table-cell>
              <table:table-cell office:value-type="float" office:value="781.3">
                <text:p>781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5.15">
                <text:p>325.15</text:p>
              </table:table-cell>
              <table:table-cell office:value-type="float" office:value="780.614">
                <text:p>780.6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6.15">
                <text:p>326.15</text:p>
              </table:table-cell>
              <table:table-cell office:value-type="float" office:value="779.928">
                <text:p>779.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7.15">
                <text:p>327.15</text:p>
              </table:table-cell>
              <table:table-cell office:value-type="float" office:value="779.242">
                <text:p>779.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8.15">
                <text:p>328.15</text:p>
              </table:table-cell>
              <table:table-cell office:value-type="float" office:value="778.556">
                <text:p>778.5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9.15">
                <text:p>329.15</text:p>
              </table:table-cell>
              <table:table-cell office:value-type="float" office:value="777.87">
                <text:p>777.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0.15">
                <text:p>330.15</text:p>
              </table:table-cell>
              <table:table-cell office:value-type="float" office:value="777.184">
                <text:p>777.1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.15">
                <text:p>331.15</text:p>
              </table:table-cell>
              <table:table-cell office:value-type="float" office:value="776.498">
                <text:p>776.4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2.15">
                <text:p>332.15</text:p>
              </table:table-cell>
              <table:table-cell office:value-type="float" office:value="775.812">
                <text:p>775.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3.15">
                <text:p>333.15</text:p>
              </table:table-cell>
              <table:table-cell office:value-type="float" office:value="775.126">
                <text:p>775.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.15">
                <text:p>334.15</text:p>
              </table:table-cell>
              <table:table-cell office:value-type="float" office:value="774.44">
                <text:p>774.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5.15">
                <text:p>335.15</text:p>
              </table:table-cell>
              <table:table-cell office:value-type="float" office:value="773.754">
                <text:p>773.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6.15">
                <text:p>336.15</text:p>
              </table:table-cell>
              <table:table-cell office:value-type="float" office:value="773.068">
                <text:p>773.0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7.15">
                <text:p>337.15</text:p>
              </table:table-cell>
              <table:table-cell office:value-type="float" office:value="772.382">
                <text:p>772.3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8.15">
                <text:p>338.15</text:p>
              </table:table-cell>
              <table:table-cell office:value-type="float" office:value="771.696">
                <text:p>771.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9.15">
                <text:p>339.15</text:p>
              </table:table-cell>
              <table:table-cell office:value-type="float" office:value="771.01">
                <text:p>771.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.15">
                <text:p>340.15</text:p>
              </table:table-cell>
              <table:table-cell office:value-type="float" office:value="770.324">
                <text:p>770.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1.15">
                <text:p>341.15</text:p>
              </table:table-cell>
              <table:table-cell office:value-type="float" office:value="769.638">
                <text:p>769.6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2.15">
                <text:p>342.15</text:p>
              </table:table-cell>
              <table:table-cell office:value-type="float" office:value="768.952">
                <text:p>768.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3.15">
                <text:p>343.15</text:p>
              </table:table-cell>
              <table:table-cell office:value-type="float" office:value="768.266">
                <text:p>768.2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4.15">
                <text:p>344.15</text:p>
              </table:table-cell>
              <table:table-cell office:value-type="float" office:value="767.58">
                <text:p>767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5.15">
                <text:p>345.15</text:p>
              </table:table-cell>
              <table:table-cell office:value-type="float" office:value="766.894">
                <text:p>766.8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6.15">
                <text:p>346.15</text:p>
              </table:table-cell>
              <table:table-cell office:value-type="float" office:value="766.208">
                <text:p>766.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7.15">
                <text:p>347.15</text:p>
              </table:table-cell>
              <table:table-cell office:value-type="float" office:value="765.522">
                <text:p>765.5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8.15">
                <text:p>348.15</text:p>
              </table:table-cell>
              <table:table-cell office:value-type="float" office:value="764.836">
                <text:p>764.8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15">
                <text:p>349.15</text:p>
              </table:table-cell>
              <table:table-cell office:value-type="float" office:value="764.15">
                <text:p>764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0.15">
                <text:p>350.15</text:p>
              </table:table-cell>
              <table:table-cell office:value-type="float" office:value="763.464">
                <text:p>763.4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1.15">
                <text:p>351.15</text:p>
              </table:table-cell>
              <table:table-cell office:value-type="float" office:value="762.778">
                <text:p>762.7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2.15">
                <text:p>352.15</text:p>
              </table:table-cell>
              <table:table-cell office:value-type="float" office:value="762.092">
                <text:p>762.0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3.15">
                <text:p>353.15</text:p>
              </table:table-cell>
              <table:table-cell office:value-type="float" office:value="761.406">
                <text:p>761.4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4.15">
                <text:p>354.15</text:p>
              </table:table-cell>
              <table:table-cell office:value-type="float" office:value="760.721">
                <text:p>760.7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5.15">
                <text:p>355.15</text:p>
              </table:table-cell>
              <table:table-cell office:value-type="float" office:value="760.035">
                <text:p>760.0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6.15">
                <text:p>356.15</text:p>
              </table:table-cell>
              <table:table-cell office:value-type="float" office:value="759.349">
                <text:p>759.3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7.15">
                <text:p>357.15</text:p>
              </table:table-cell>
              <table:table-cell office:value-type="float" office:value="758.663">
                <text:p>758.6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75cm" svg:y="3.946cm" style:legend-expansion="high" chart:style-name="ch2"/>
        <chart:plot-area chart:style-name="ch3" table:cell-range-address="jet_a_visc_vs_t.C2:jet_a_visc_vs_t.C7 jet_a_visc_vs_t.E1:jet_a_visc_vs_t.E7" chart:data-source-has-labels="row" svg:x="0.362cm" svg:y="0.18cm" svg:width="12.934cm" svg:height="8.639cm">
          <chart:coordinate-region svg:x="2.052cm" svg:y="0.382cm" svg:width="10.957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et_a_visc_vs_t.E2:jet_a_visc_vs_t.E7" chart:label-cell-address="jet_a_visc_vs_t.E1:jet_a_visc_vs_t.E1" chart:class="chart:scatter">
            <chart:domain table:cell-range-address="jet_a_visc_vs_t.C2:jet_a_visc_vs_t.C7"/>
            <chart:regression-curve chart:style-name="ch8">
              <chart:equation chart:display-equation="true" chart:display-r-square="tru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**2/s</text:p>
                <draw:g>
                  <svg:desc>jet_a_visc_vs_t.E1:jet_a_visc_vs_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3.15">
                <text:p>233.15</text:p>
                <draw:g>
                  <svg:desc>jet_a_visc_vs_t.C2:jet_a_visc_vs_t.C7</svg:desc>
                </draw:g>
              </table:table-cell>
              <table:table-cell office:value-type="float" office:value="0.000009">
                <text:p>0.000009</text:p>
                <draw:g>
                  <svg:desc>jet_a_visc_vs_t.E2:jet_a_visc_vs_t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3.15">
                <text:p>243.1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3.15">
                <text:p>263.15</text:p>
              </table:table-cell>
              <table:table-cell office:value-type="float" office:value="0.00000305">
                <text:p>0.00000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3.15">
                <text:p>283.15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3.15">
                <text:p>343.15</text:p>
              </table:table-cell>
              <table:table-cell office:value-type="float" office:value="0.0000008">
                <text:p>0.000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3.15">
                <text:p>403.15</text:p>
              </table:table-cell>
              <table:table-cell office:value-type="float" office:value="0.00000045">
                <text:p>0.00000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9cm" xlink:href="." xlink:type="simple" chart:class="chart:scatter" chart:style-name="ch1">
        <chart:legend chart:legend-position="end" svg:x="11.777cm" svg:y="3.688cm" style:legend-expansion="high" chart:style-name="ch2"/>
        <chart:plot-area chart:style-name="ch3" chart:data-source-has-labels="both" svg:x="0.32cm" svg:y="0.179cm" svg:width="11.137cm" svg:height="8.631cm">
          <chart:coordinate-region svg:x="1.248cm" svg:y="0.381cm" svg:width="9.921cm" svg:height="7.776cm"/>
          <chart:axis chart:dimension="x" chart:name="primary-x" chart:style-name="ch4" chartooo:axis-type="auto">
            <chart:categories table:cell-range-address="local-table.$A$2:.$A$1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90" chart:label-cell-address="local-table.$C$1" chart:class="chart:scatter">
            <chart:domain table:cell-range-address="local-table.$B$2:.$B$190"/>
            <chart:regression-curve chart:style-name="ch8"/>
            <chart:regression-curve chart:style-name="ch8">
              <chart:equation chart:display-equation="true" chart:display-r-square="true" svg:x="2.833cm" svg:y="0.609cm"/>
            </chart:regression-curve>
            <chart:data-point chart:repeated="1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">
                <text:p>5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">
                <text:p>69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">
                <text:p>77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">
                <text:p>8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">
                <text:p>94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">
                <text:p>9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">
                <text:p>10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">
                <text:p>1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">
                <text:p>1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">
                <text:p>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">
                <text:p>109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">
                <text:p>111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">
                <text:p>11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">
                <text:p>11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">
                <text:p>11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">
                <text:p>11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">
                <text:p>11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9">
                <text:p>11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">
                <text:p>123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4">
                <text:p>124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6">
                <text:p>12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8">
                <text:p>12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1">
                <text:p>13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">
                <text:p>13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4">
                <text:p>13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7">
                <text:p>13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">
                <text:p>138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">
                <text:p>139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">
                <text:p>141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2">
                <text:p>14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">
                <text:p>143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">
                <text:p>14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">
                <text:p>14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">
                <text:p>14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1">
                <text:p>15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3">
                <text:p>15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6">
                <text:p>15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">
                <text:p>157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1">
                <text:p>16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2">
                <text:p>16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3">
                <text:p>16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">
                <text:p>16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">
                <text:p>16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7">
                <text:p>16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8">
                <text:p>168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9">
                <text:p>16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1">
                <text:p>17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3">
                <text:p>17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4">
                <text:p>17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">
                <text:p>17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6">
                <text:p>176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7">
                <text:p>177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9">
                <text:p>179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">
                <text:p>183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4">
                <text:p>184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6">
                <text:p>18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">
                <text:p>18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8">
                <text:p>18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9">
                <text:p>18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1">
                <text:p>19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2">
                <text:p>19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">
                <text:p>19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">
                <text:p>19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">
                <text:p>19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0.083">
                <text:p>0.0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7cm" svg:y="3.946cm" style:legend-expansion="high" chart:style-name="ch2"/>
        <chart:plot-area chart:style-name="ch3" table:cell-range-address="jet_a_cp_vs_t.A1:jet_a_cp_vs_t.B147" svg:x="0.32cm" svg:y="0.18cm" svg:width="11.137cm" svg:height="8.64cm">
          <chart:coordinate-region svg:x="1.058cm" svg:y="0.382cm" svg:width="10.111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et_a_cp_vs_t.B1:jet_a_cp_vs_t.B147" chart:class="chart:scatter">
            <chart:domain table:cell-range-address="jet_a_cp_vs_t.A1:jet_a_cp_vs_t.A147"/>
            <chart:regression-curve chart:style-name="ch8">
              <chart:equation chart:display-equation="true" chart:display-r-square="true" svg:x="1.919cm" svg:y="4.265cm"/>
            </chart:regression-curve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7.15">
                <text:p>307.15</text:p>
                <draw:g>
                  <svg:desc>jet_a_cp_vs_t.A1:jet_a_cp_vs_t.A147</svg:desc>
                </draw:g>
              </table:table-cell>
              <table:table-cell office:value-type="float" office:value="2.012">
                <text:p>2.012</text:p>
                <draw:g>
                  <svg:desc>jet_a_cp_vs_t.B1:jet_a_cp_vs_t.B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.15">
                <text:p>308.15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9.15">
                <text:p>309.15</text:p>
              </table:table-cell>
              <table:table-cell office:value-type="float" office:value="2.021">
                <text:p>2.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.15">
                <text:p>310.1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.15">
                <text:p>311.15</text:p>
              </table:table-cell>
              <table:table-cell office:value-type="float" office:value="2.029">
                <text:p>2.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.15">
                <text:p>312.15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3.15">
                <text:p>313.15</text:p>
              </table:table-cell>
              <table:table-cell office:value-type="float" office:value="2.038">
                <text:p>2.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.15">
                <text:p>314.15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5.15">
                <text:p>315.15</text:p>
              </table:table-cell>
              <table:table-cell office:value-type="float" office:value="2.047">
                <text:p>2.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.15">
                <text:p>316.15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.15">
                <text:p>317.15</text:p>
              </table:table-cell>
              <table:table-cell office:value-type="float" office:value="2.055">
                <text:p>2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8.15">
                <text:p>318.15</text:p>
              </table:table-cell>
              <table:table-cell office:value-type="float" office:value="2.059">
                <text:p>2.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9.15">
                <text:p>319.15</text:p>
              </table:table-cell>
              <table:table-cell office:value-type="float" office:value="2.064">
                <text:p>2.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.15">
                <text:p>320.15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1.15">
                <text:p>321.15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2.15">
                <text:p>322.15</text:p>
              </table:table-cell>
              <table:table-cell office:value-type="float" office:value="2.077">
                <text:p>2.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3.15">
                <text:p>323.15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.15">
                <text:p>324.15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.15">
                <text:p>325.15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.15">
                <text:p>326.15</text:p>
              </table:table-cell>
              <table:table-cell office:value-type="float" office:value="2.095">
                <text:p>2.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7.15">
                <text:p>327.15</text:p>
              </table:table-cell>
              <table:table-cell office:value-type="float" office:value="2.099">
                <text:p>2.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8.15">
                <text:p>328.15</text:p>
              </table:table-cell>
              <table:table-cell office:value-type="float" office:value="2.104">
                <text:p>2.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.15">
                <text:p>329.15</text:p>
              </table:table-cell>
              <table:table-cell office:value-type="float" office:value="2.109">
                <text:p>2.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.15">
                <text:p>330.15</text:p>
              </table:table-cell>
              <table:table-cell office:value-type="float" office:value="2.113">
                <text:p>2.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1.15">
                <text:p>331.15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2.15">
                <text:p>332.15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3.15">
                <text:p>333.15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4.15">
                <text:p>334.15</text:p>
              </table:table-cell>
              <table:table-cell office:value-type="float" office:value="2.132">
                <text:p>2.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5.15">
                <text:p>335.15</text:p>
              </table:table-cell>
              <table:table-cell office:value-type="float" office:value="2.136">
                <text:p>2.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6.15">
                <text:p>336.15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.15">
                <text:p>337.15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.15">
                <text:p>338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9.15">
                <text:p>339.15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.15">
                <text:p>340.15</text:p>
              </table:table-cell>
              <table:table-cell office:value-type="float" office:value="2.159">
                <text:p>2.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.15">
                <text:p>341.15</text:p>
              </table:table-cell>
              <table:table-cell office:value-type="float" office:value="2.164">
                <text:p>2.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2.15">
                <text:p>342.15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3.15">
                <text:p>343.15</text:p>
              </table:table-cell>
              <table:table-cell office:value-type="float" office:value="2.173">
                <text:p>2.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4.15">
                <text:p>344.15</text:p>
              </table:table-cell>
              <table:table-cell office:value-type="float" office:value="2.178">
                <text:p>2.1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5.15">
                <text:p>345.15</text:p>
              </table:table-cell>
              <table:table-cell office:value-type="float" office:value="2.183">
                <text:p>2.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6.15">
                <text:p>346.15</text:p>
              </table:table-cell>
              <table:table-cell office:value-type="float" office:value="2.187">
                <text:p>2.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7.15">
                <text:p>347.15</text:p>
              </table:table-cell>
              <table:table-cell office:value-type="float" office:value="2.192">
                <text:p>2.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15">
                <text:p>348.15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15">
                <text:p>349.1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0.15">
                <text:p>350.15</text:p>
              </table:table-cell>
              <table:table-cell office:value-type="float" office:value="2.204">
                <text:p>2.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1.15">
                <text:p>351.15</text:p>
              </table:table-cell>
              <table:table-cell office:value-type="float" office:value="2.209">
                <text:p>2.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2.15">
                <text:p>352.15</text:p>
              </table:table-cell>
              <table:table-cell office:value-type="float" office:value="2.213">
                <text:p>2.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3.15">
                <text:p>353.15</text:p>
              </table:table-cell>
              <table:table-cell office:value-type="float" office:value="2.217">
                <text:p>2.2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4.15">
                <text:p>354.15</text:p>
              </table:table-cell>
              <table:table-cell office:value-type="float" office:value="2.221">
                <text:p>2.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5.15">
                <text:p>355.15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6.15">
                <text:p>356.1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7.15">
                <text:p>357.15</text:p>
              </table:table-cell>
              <table:table-cell office:value-type="float" office:value="2.234">
                <text:p>2.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8.15">
                <text:p>358.15</text:p>
              </table:table-cell>
              <table:table-cell office:value-type="float" office:value="2.238">
                <text:p>2.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9.15">
                <text:p>359.15</text:p>
              </table:table-cell>
              <table:table-cell office:value-type="float" office:value="2.242">
                <text:p>2.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.15">
                <text:p>360.15</text:p>
              </table:table-cell>
              <table:table-cell office:value-type="float" office:value="2.247">
                <text:p>2.2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1.15">
                <text:p>361.15</text:p>
              </table:table-cell>
              <table:table-cell office:value-type="float" office:value="2.251">
                <text:p>2.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2.15">
                <text:p>362.15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3.15">
                <text:p>363.15</text:p>
              </table:table-cell>
              <table:table-cell office:value-type="float" office:value="2.259">
                <text:p>2.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4.15">
                <text:p>364.15</text:p>
              </table:table-cell>
              <table:table-cell office:value-type="float" office:value="2.264">
                <text:p>2.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5.15">
                <text:p>365.15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6.15">
                <text:p>366.15</text:p>
              </table:table-cell>
              <table:table-cell office:value-type="float" office:value="2.272">
                <text:p>2.2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7.15">
                <text:p>367.15</text:p>
              </table:table-cell>
              <table:table-cell office:value-type="float" office:value="2.276">
                <text:p>2.2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8.15">
                <text:p>368.15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9.15">
                <text:p>369.15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0.15">
                <text:p>370.15</text:p>
              </table:table-cell>
              <table:table-cell office:value-type="float" office:value="2.289">
                <text:p>2.2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1.15">
                <text:p>371.15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2.15">
                <text:p>372.15</text:p>
              </table:table-cell>
              <table:table-cell office:value-type="float" office:value="2.298">
                <text:p>2.2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3.15">
                <text:p>373.15</text:p>
              </table:table-cell>
              <table:table-cell office:value-type="float" office:value="2.302">
                <text:p>2.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4.15">
                <text:p>374.15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5.15">
                <text:p>375.15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6.15">
                <text:p>376.15</text:p>
              </table:table-cell>
              <table:table-cell office:value-type="float" office:value="2.316">
                <text:p>2.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7.15">
                <text:p>377.15</text:p>
              </table:table-cell>
              <table:table-cell office:value-type="float" office:value="2.321">
                <text:p>2.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8.15">
                <text:p>378.15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9.15">
                <text:p>379.15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.15">
                <text:p>380.15</text:p>
              </table:table-cell>
              <table:table-cell office:value-type="float" office:value="2.334">
                <text:p>2.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1.15">
                <text:p>381.15</text:p>
              </table:table-cell>
              <table:table-cell office:value-type="float" office:value="2.339">
                <text:p>2.3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2.15">
                <text:p>382.15</text:p>
              </table:table-cell>
              <table:table-cell office:value-type="float" office:value="2.343">
                <text:p>2.3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3.15">
                <text:p>383.15</text:p>
              </table:table-cell>
              <table:table-cell office:value-type="float" office:value="2.348">
                <text:p>2.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.15">
                <text:p>384.15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5.15">
                <text:p>385.15</text:p>
              </table:table-cell>
              <table:table-cell office:value-type="float" office:value="2.357">
                <text:p>2.3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6.15">
                <text:p>386.15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7.15">
                <text:p>387.15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8.15">
                <text:p>388.1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9.15">
                <text:p>389.15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0.15">
                <text:p>390.15</text:p>
              </table:table-cell>
              <table:table-cell office:value-type="float" office:value="2.378">
                <text:p>2.3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1.15">
                <text:p>391.15</text:p>
              </table:table-cell>
              <table:table-cell office:value-type="float" office:value="2.383">
                <text:p>2.3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2.15">
                <text:p>392.15</text:p>
              </table:table-cell>
              <table:table-cell office:value-type="float" office:value="2.387">
                <text:p>2.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3.15">
                <text:p>393.15</text:p>
              </table:table-cell>
              <table:table-cell office:value-type="float" office:value="2.392">
                <text:p>2.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4.15">
                <text:p>394.15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5.15">
                <text:p>395.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6.15">
                <text:p>396.15</text:p>
              </table:table-cell>
              <table:table-cell office:value-type="float" office:value="2.405">
                <text:p>2.4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7.15">
                <text:p>397.15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8.15">
                <text:p>398.15</text:p>
              </table:table-cell>
              <table:table-cell office:value-type="float" office:value="2.413">
                <text:p>2.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.15">
                <text:p>399.15</text:p>
              </table:table-cell>
              <table:table-cell office:value-type="float" office:value="2.418">
                <text:p>2.4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0.15">
                <text:p>400.15</text:p>
              </table:table-cell>
              <table:table-cell office:value-type="float" office:value="2.422">
                <text:p>2.4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1.15">
                <text:p>401.15</text:p>
              </table:table-cell>
              <table:table-cell office:value-type="float" office:value="2.426">
                <text:p>2.4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2.15">
                <text:p>402.1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3.15">
                <text:p>403.15</text:p>
              </table:table-cell>
              <table:table-cell office:value-type="float" office:value="2.434">
                <text:p>2.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4.15">
                <text:p>404.15</text:p>
              </table:table-cell>
              <table:table-cell office:value-type="float" office:value="2.438">
                <text:p>2.4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5.15">
                <text:p>405.15</text:p>
              </table:table-cell>
              <table:table-cell office:value-type="float" office:value="2.442">
                <text:p>2.4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6.15">
                <text:p>406.15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7.15">
                <text:p>407.15</text:p>
              </table:table-cell>
              <table:table-cell office:value-type="float" office:value="2.451">
                <text:p>2.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.15">
                <text:p>408.15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9.15">
                <text:p>409.15</text:p>
              </table:table-cell>
              <table:table-cell office:value-type="float" office:value="2.459">
                <text:p>2.4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0.15">
                <text:p>410.15</text:p>
              </table:table-cell>
              <table:table-cell office:value-type="float" office:value="2.463">
                <text:p>2.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1.15">
                <text:p>411.15</text:p>
              </table:table-cell>
              <table:table-cell office:value-type="float" office:value="2.467">
                <text:p>2.4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2.15">
                <text:p>412.15</text:p>
              </table:table-cell>
              <table:table-cell office:value-type="float" office:value="2.471">
                <text:p>2.4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.15">
                <text:p>413.15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4.15">
                <text:p>414.1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5.15">
                <text:p>415.15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6.15">
                <text:p>416.15</text:p>
              </table:table-cell>
              <table:table-cell office:value-type="float" office:value="2.488">
                <text:p>2.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7.15">
                <text:p>417.15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8.15">
                <text:p>418.15</text:p>
              </table:table-cell>
              <table:table-cell office:value-type="float" office:value="2.498">
                <text:p>2.4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9.15">
                <text:p>419.15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0.15">
                <text:p>420.15</text:p>
              </table:table-cell>
              <table:table-cell office:value-type="float" office:value="2.507">
                <text:p>2.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1.15">
                <text:p>421.15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2.15">
                <text:p>422.15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.15">
                <text:p>423.1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4.15">
                <text:p>424.15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5.15">
                <text:p>425.15</text:p>
              </table:table-cell>
              <table:table-cell office:value-type="float" office:value="2.529">
                <text:p>2.5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6.15">
                <text:p>426.15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7.15">
                <text:p>427.15</text:p>
              </table:table-cell>
              <table:table-cell office:value-type="float" office:value="2.538">
                <text:p>2.5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8.15">
                <text:p>428.15</text:p>
              </table:table-cell>
              <table:table-cell office:value-type="float" office:value="2.543">
                <text:p>2.5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9.15">
                <text:p>429.15</text:p>
              </table:table-cell>
              <table:table-cell office:value-type="float" office:value="2.547">
                <text:p>2.5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0.15">
                <text:p>430.15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1.15">
                <text:p>431.15</text:p>
              </table:table-cell>
              <table:table-cell office:value-type="float" office:value="2.556">
                <text:p>2.5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2.15">
                <text:p>432.15</text:p>
              </table:table-cell>
              <table:table-cell office:value-type="float" office:value="2.561">
                <text:p>2.5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3.15">
                <text:p>433.15</text:p>
              </table:table-cell>
              <table:table-cell office:value-type="float" office:value="2.565">
                <text:p>2.5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4.15">
                <text:p>434.1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5.15">
                <text:p>435.15</text:p>
              </table:table-cell>
              <table:table-cell office:value-type="float" office:value="2.574">
                <text:p>2.5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6.15">
                <text:p>436.15</text:p>
              </table:table-cell>
              <table:table-cell office:value-type="float" office:value="2.579">
                <text:p>2.5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7.15">
                <text:p>437.15</text:p>
              </table:table-cell>
              <table:table-cell office:value-type="float" office:value="2.583">
                <text:p>2.5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8.15">
                <text:p>438.15</text:p>
              </table:table-cell>
              <table:table-cell office:value-type="float" office:value="2.588">
                <text:p>2.5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9.15">
                <text:p>439.15</text:p>
              </table:table-cell>
              <table:table-cell office:value-type="float" office:value="2.592">
                <text:p>2.5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0.15">
                <text:p>440.15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1.15">
                <text:p>441.15</text:p>
              </table:table-cell>
              <table:table-cell office:value-type="float" office:value="2.601">
                <text:p>2.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2.15">
                <text:p>442.15</text:p>
              </table:table-cell>
              <table:table-cell office:value-type="float" office:value="2.606">
                <text:p>2.6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3.15">
                <text:p>443.1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4.15">
                <text:p>444.15</text:p>
              </table:table-cell>
              <table:table-cell office:value-type="float" office:value="2.615">
                <text:p>2.6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5.15">
                <text:p>445.15</text:p>
              </table:table-cell>
              <table:table-cell office:value-type="float" office:value="2.619">
                <text:p>2.6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6.15">
                <text:p>446.15</text:p>
              </table:table-cell>
              <table:table-cell office:value-type="float" office:value="2.624">
                <text:p>2.6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7.15">
                <text:p>447.15</text:p>
              </table:table-cell>
              <table:table-cell office:value-type="float" office:value="2.628">
                <text:p>2.6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8.15">
                <text:p>448.15</text:p>
              </table:table-cell>
              <table:table-cell office:value-type="float" office:value="2.633">
                <text:p>2.6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9.15">
                <text:p>449.15</text:p>
              </table:table-cell>
              <table:table-cell office:value-type="float" office:value="2.637">
                <text:p>2.6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0.15">
                <text:p>450.15</text:p>
              </table:table-cell>
              <table:table-cell office:value-type="float" office:value="2.642">
                <text:p>2.6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1.15">
                <text:p>451.15</text:p>
              </table:table-cell>
              <table:table-cell office:value-type="float" office:value="2.646">
                <text:p>2.6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2.15">
                <text:p>452.15</text:p>
              </table:table-cell>
              <table:table-cell office:value-type="float" office:value="2.651">
                <text:p>2.6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3.15">
                <text:p>453.15</text:p>
              </table:table-cell>
              <table:table-cell office:value-type="float" office:value="2.655">
                <text:p>2.6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